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9" style:family="table-cell" style:parent-style-name="Default" style:data-style-name="N4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R-COUNTS" table:style-name="ta1">
        <table:shapes>
          <draw:frame draw:z-index="0" draw:style-name="gr1" draw:text-style-name="P1" svg:width="15.999cm" svg:height="8.999cm" svg:x="16.447cm" svg:y="0.1cm">
            <draw:object draw:notify-on-update-of-ranges="'USER-COUNTS'.C1:'USER-COUNTS'.C1 'USER-COUNTS'.C2:'USER-COUNTS'.C21 'USER-COUNTS'.D1:'USER-COUNTS'.D1 'USER-COUNTS'.D2:'USER-COUNTS'.D21 'USER-COUNTS'.F1:'USER-COUNTS'.F1 'USER-COUNTS'.F2:'USER-COUNTS'.F2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28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5"/>
          <table:table-cell table:style-name="ce1" office:value-type="string" calcext:value-type="string">
            <text:p>Denier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2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56" calcext:value-type="float">
            <text:p>20856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table:formula="of:=[.D3]/[.C3]" office:value-type="percentage" office:value="0.643518518518518" calcext:value-type="percentage">
            <text:p>64.35%</text:p>
          </table:table-cell>
          <table:table-cell office:value-type="float" office:value="847" calcext:value-type="float">
            <text:p>847</text:p>
          </table:table-cell>
          <table:table-cell table:formula="of:=[.F3]/[.C3]" office:value-type="percentage" office:value="0.356481481481481" calcext:value-type="percentage">
            <text:p>35.6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16" calcext:value-type="float">
            <text:p>18816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table:formula="of:=[.D4]/[.C4]" office:value-type="percentage" office:value="0.657757980697847" calcext:value-type="percentage">
            <text:p>65.78%</text:p>
          </table:table-cell>
          <table:table-cell office:value-type="float" office:value="461" calcext:value-type="float">
            <text:p>461</text:p>
          </table:table-cell>
          <table:table-cell table:formula="of:=[.F4]/[.C4]" office:value-type="percentage" office:value="0.342242019302153" calcext:value-type="percentage">
            <text:p>34.2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50" calcext:value-type="float">
            <text:p>17550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table:formula="of:=[.D5]/[.C5]" office:value-type="percentage" office:value="0.660194174757282" calcext:value-type="percentage">
            <text:p>66.02%</text:p>
          </table:table-cell>
          <table:table-cell office:value-type="float" office:value="315" calcext:value-type="float">
            <text:p>315</text:p>
          </table:table-cell>
          <table:table-cell table:formula="of:=[.F5]/[.C5]" office:value-type="percentage" office:value="0.339805825242718" calcext:value-type="percentage">
            <text:p>33.9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62" calcext:value-type="float">
            <text:p>16662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table:formula="of:=[.D6]/[.C6]" office:value-type="percentage" office:value="0.64822695035461" calcext:value-type="percentage">
            <text:p>64.82%</text:p>
          </table:table-cell>
          <table:table-cell office:value-type="float" office:value="248" calcext:value-type="float">
            <text:p>248</text:p>
          </table:table-cell>
          <table:table-cell table:formula="of:=[.F6]/[.C6]" office:value-type="percentage" office:value="0.35177304964539" calcext:value-type="percentage">
            <text:p>35.1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47" calcext:value-type="float">
            <text:p>15947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table:formula="of:=[.D7]/[.C7]" office:value-type="percentage" office:value="0.650623885918004" calcext:value-type="percentage">
            <text:p>65.06%</text:p>
          </table:table-cell>
          <table:table-cell office:value-type="float" office:value="196" calcext:value-type="float">
            <text:p>196</text:p>
          </table:table-cell>
          <table:table-cell table:formula="of:=[.F7]/[.C7]" office:value-type="percentage" office:value="0.349376114081996" calcext:value-type="percentage">
            <text:p>34.9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01" calcext:value-type="float">
            <text:p>15401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table:formula="of:=[.D8]/[.C8]" office:value-type="percentage" office:value="0.651709401709402" calcext:value-type="percentage">
            <text:p>65.17%</text:p>
          </table:table-cell>
          <table:table-cell office:value-type="float" office:value="163" calcext:value-type="float">
            <text:p>163</text:p>
          </table:table-cell>
          <table:table-cell table:formula="of:=[.F8]/[.C8]" office:value-type="percentage" office:value="0.348290598290598" calcext:value-type="percentage">
            <text:p>34.8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69" calcext:value-type="float">
            <text:p>14869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table:formula="of:=[.D9]/[.C9]" office:value-type="percentage" office:value="0.645408163265306" calcext:value-type="percentage">
            <text:p>64.54%</text:p>
          </table:table-cell>
          <table:table-cell office:value-type="float" office:value="139" calcext:value-type="float">
            <text:p>139</text:p>
          </table:table-cell>
          <table:table-cell table:formula="of:=[.F9]/[.C9]" office:value-type="percentage" office:value="0.354591836734694" calcext:value-type="percentage">
            <text:p>35.4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85" calcext:value-type="float">
            <text:p>14485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table:formula="of:=[.D10]/[.C10]" office:value-type="percentage" office:value="0.646376811594203" calcext:value-type="percentage">
            <text:p>64.64%</text:p>
          </table:table-cell>
          <table:table-cell office:value-type="float" office:value="122" calcext:value-type="float">
            <text:p>122</text:p>
          </table:table-cell>
          <table:table-cell table:formula="of:=[.F10]/[.C10]" office:value-type="percentage" office:value="0.353623188405797" calcext:value-type="percentage">
            <text:p>35.3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07" calcext:value-type="float">
            <text:p>14107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table:formula="of:=[.D11]/[.C11]" office:value-type="percentage" office:value="0.645695364238411" calcext:value-type="percentage">
            <text:p>64.57%</text:p>
          </table:table-cell>
          <table:table-cell office:value-type="float" office:value="107" calcext:value-type="float">
            <text:p>107</text:p>
          </table:table-cell>
          <table:table-cell table:formula="of:=[.F11]/[.C11]" office:value-type="percentage" office:value="0.354304635761589" calcext:value-type="percentage">
            <text:p>35.4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07" calcext:value-type="float">
            <text:p>13807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table:formula="of:=[.D12]/[.C12]" office:value-type="percentage" office:value="0.638376383763838" calcext:value-type="percentage">
            <text:p>63.84%</text:p>
          </table:table-cell>
          <table:table-cell office:value-type="float" office:value="98" calcext:value-type="float">
            <text:p>98</text:p>
          </table:table-cell>
          <table:table-cell table:formula="of:=[.F12]/[.C12]" office:value-type="percentage" office:value="0.361623616236162" calcext:value-type="percentage">
            <text:p>36.1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6" calcext:value-type="float">
            <text:p>13466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formula="of:=[.D13]/[.C13]" office:value-type="percentage" office:value="0.645833333333333" calcext:value-type="percentage">
            <text:p>64.58%</text:p>
          </table:table-cell>
          <table:table-cell office:value-type="float" office:value="85" calcext:value-type="float">
            <text:p>85</text:p>
          </table:table-cell>
          <table:table-cell table:formula="of:=[.F13]/[.C13]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78" calcext:value-type="float">
            <text:p>13178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formula="of:=[.D14]/[.C14]" office:value-type="percentage" office:value="0.657407407407407" calcext:value-type="percentage">
            <text:p>65.74%</text:p>
          </table:table-cell>
          <table:table-cell office:value-type="float" office:value="74" calcext:value-type="float">
            <text:p>74</text:p>
          </table:table-cell>
          <table:table-cell table:formula="of:=[.F14]/[.C14]" office:value-type="percentage" office:value="0.342592592592593" calcext:value-type="percentage">
            <text:p>34.2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31" calcext:value-type="float">
            <text:p>12931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table:formula="of:=[.D15]/[.C15]" office:value-type="percentage" office:value="0.666666666666667" calcext:value-type="percentage">
            <text:p>66.67%</text:p>
          </table:table-cell>
          <table:table-cell office:value-type="float" office:value="66" calcext:value-type="float">
            <text:p>66</text:p>
          </table:table-cell>
          <table:table-cell table:formula="of:=[.F15]/[.C1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35" calcext:value-type="float">
            <text:p>1273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table:formula="of:=[.D16]/[.C16]" office:value-type="percentage" office:value="0.672131147540984" calcext:value-type="percentage">
            <text:p>67.21%</text:p>
          </table:table-cell>
          <table:table-cell office:value-type="float" office:value="60" calcext:value-type="float">
            <text:p>60</text:p>
          </table:table-cell>
          <table:table-cell table:formula="of:=[.F16]/[.C16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65" calcext:value-type="float">
            <text:p>12465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formula="of:=[.D17]/[.C17]" office:value-type="percentage" office:value="0.662650602409639" calcext:value-type="percentage">
            <text:p>66.27%</text:p>
          </table:table-cell>
          <table:table-cell office:value-type="float" office:value="56" calcext:value-type="float">
            <text:p>56</text:p>
          </table:table-cell>
          <table:table-cell table:formula="of:=[.F17]/[.C17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41" calcext:value-type="float">
            <text:p>1224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D18]/[.C18]" office:value-type="percentage" office:value="0.662251655629139" calcext:value-type="percentage">
            <text:p>66.23%</text:p>
          </table:table-cell>
          <table:table-cell office:value-type="float" office:value="51" calcext:value-type="float">
            <text:p>51</text:p>
          </table:table-cell>
          <table:table-cell table:formula="of:=[.F18]/[.C18]" office:value-type="percentage" office:value="0.337748344370861" calcext:value-type="percentage">
            <text:p>33.7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3" calcext:value-type="float">
            <text:p>12003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formula="of:=[.D19]/[.C19]" office:value-type="percentage" office:value="0.686131386861314" calcext:value-type="percentage">
            <text:p>68.61%</text:p>
          </table:table-cell>
          <table:table-cell office:value-type="float" office:value="43" calcext:value-type="float">
            <text:p>43</text:p>
          </table:table-cell>
          <table:table-cell table:formula="of:=[.F19]/[.C19]" office:value-type="percentage" office:value="0.313868613138686" calcext:value-type="percentage">
            <text:p>31.39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77" calcext:value-type="float">
            <text:p>11877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table:formula="of:=[.D20]/[.C20]" office:value-type="percentage" office:value="0.684615384615385" calcext:value-type="percentage">
            <text:p>68.46%</text:p>
          </table:table-cell>
          <table:table-cell office:value-type="float" office:value="41" calcext:value-type="float">
            <text:p>41</text:p>
          </table:table-cell>
          <table:table-cell table:formula="of:=[.F20]/[.C20]" office:value-type="percentage" office:value="0.315384615384615" calcext:value-type="percentage">
            <text:p>31.5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68" calcext:value-type="float">
            <text:p>11668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formula="of:=[.D21]/[.C21]" office:value-type="percentage" office:value="0.689075630252101" calcext:value-type="percentage">
            <text:p>68.91%</text:p>
          </table:table-cell>
          <table:table-cell office:value-type="float" office:value="37" calcext:value-type="float">
            <text:p>37</text:p>
          </table:table-cell>
          <table:table-cell table:formula="of:=[.F21]/[.C21]" office:value-type="percentage" office:value="0.310924369747899" calcext:value-type="percentage">
            <text:p>31.09%</text:p>
          </table:table-cell>
        </table:table-row>
      </table:table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A1:'INFER-1-BASE'.A1 'INFER-1-BASE'.J2:'INFER-1-BASE'.J21 'INFER-1-BASE'.A1:'INFER-1-BASE'.A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A1:'INFER-1-BASE'.A1 'INFER-1-BASE'.H3:'INFER-1-BASE'.H21 'INFER-1-BASE'.I26:'INFER-1-BASE'.I44 'INFER-1-BASE'.A1:'INFER-1-BASE'.A1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table:formula="of:=[.F3]/[.E3]" office:value-type="percentage" office:value="0.698630136986301" calcext:value-type="percentage">
            <text:p>69.86%</text:p>
          </table:table-cell>
          <table:table-cell table:formula="of:=[.F3]/[.C3]" office:value-type="percentage" office:value="0.100065402223676" calcext:value-type="percentage">
            <text:p>10.01%</text:p>
          </table:table-cell>
          <table:table-cell table:formula="of:=2*([.H3]*[.I3])/([.H3]+[.I3])" office:value-type="percentage" office:value="0.175057208237986" calcext:value-type="percentage">
            <text:p>17.5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formula="of:=[.F4]/[.E4]" office:value-type="percentage" office:value="0.707602339181287" calcext:value-type="percentage">
            <text:p>70.76%</text:p>
          </table:table-cell>
          <table:table-cell table:formula="of:=[.F4]/[.C4]" office:value-type="percentage" office:value="0.136568848758465" calcext:value-type="percentage">
            <text:p>13.66%</text:p>
          </table:table-cell>
          <table:table-cell table:formula="of:=2*([.H4]*[.I4])/([.H4]+[.I4])" office:value-type="percentage" office:value="0.228949858088931" calcext:value-type="percentage">
            <text:p>22.89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F5]/[.E5]" office:value-type="percentage" office:value="0.675862068965517" calcext:value-type="percentage">
            <text:p>67.59%</text:p>
          </table:table-cell>
          <table:table-cell table:formula="of:=[.F5]/[.C5]" office:value-type="percentage" office:value="0.160130718954248" calcext:value-type="percentage">
            <text:p>16.01%</text:p>
          </table:table-cell>
          <table:table-cell table:formula="of:=2*([.H5]*[.I5])/([.H5]+[.I5])" office:value-type="percentage" office:value="0.25891677675033" calcext:value-type="percentage">
            <text:p>25.8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[.F6]/[.E6]" office:value-type="percentage" office:value="0.640625" calcext:value-type="percentage">
            <text:p>64.06%</text:p>
          </table:table-cell>
          <table:table-cell table:formula="of:=[.F6]/[.C6]" office:value-type="percentage" office:value="0.179431072210066" calcext:value-type="percentage">
            <text:p>17.94%</text:p>
          </table:table-cell>
          <table:table-cell table:formula="of:=2*([.H6]*[.I6])/([.H6]+[.I6])" office:value-type="percentage" office:value="0.28034188034188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F7]/[.E7]" office:value-type="percentage" office:value="0.603448275862069" calcext:value-type="percentage">
            <text:p>60.34%</text:p>
          </table:table-cell>
          <table:table-cell table:formula="of:=[.F7]/[.C7]" office:value-type="percentage" office:value="0.191780821917808" calcext:value-type="percentage">
            <text:p>19.18%</text:p>
          </table:table-cell>
          <table:table-cell table:formula="of:=2*([.H7]*[.I7])/([.H7]+[.I7])" office:value-type="percentage" office:value="0.291060291060291" calcext:value-type="percentage">
            <text:p>29.1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[.F8]/[.E8]" office:value-type="percentage" office:value="0.588785046728972" calcext:value-type="percentage">
            <text:p>58.88%</text:p>
          </table:table-cell>
          <table:table-cell table:formula="of:=[.F8]/[.C8]" office:value-type="percentage" office:value="0.20655737704918" calcext:value-type="percentage">
            <text:p>20.66%</text:p>
          </table:table-cell>
          <table:table-cell table:formula="of:=2*([.H8]*[.I8])/([.H8]+[.I8])" office:value-type="percentage" office:value="0.305825242718447" calcext:value-type="percentage">
            <text:p>30.58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237154150197628" calcext:value-type="percentage">
            <text:p>23.72%</text:p>
          </table:table-cell>
          <table:table-cell table:formula="of:=2*([.H9]*[.I9])/([.H9]+[.I9])" office:value-type="percentage" office:value="0.339943342776204" calcext:value-type="percentage">
            <text:p>33.99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[.F10]/[.E10]" office:value-type="percentage" office:value="0.6" calcext:value-type="percentage">
            <text:p>60.00%</text:p>
          </table:table-cell>
          <table:table-cell table:formula="of:=[.F10]/[.C10]" office:value-type="percentage" office:value="0.255605381165919" calcext:value-type="percentage">
            <text:p>25.56%</text:p>
          </table:table-cell>
          <table:table-cell table:formula="of:=2*([.H10]*[.I10])/([.H10]+[.I10])" office:value-type="percentage" office:value="0.358490566037736" calcext:value-type="percentage">
            <text:p>35.85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17977528089888" calcext:value-type="percentage">
            <text:p>61.80%</text:p>
          </table:table-cell>
          <table:table-cell table:formula="of:=[.F11]/[.C11]" office:value-type="percentage" office:value="0.282051282051282" calcext:value-type="percentage">
            <text:p>28.21%</text:p>
          </table:table-cell>
          <table:table-cell table:formula="of:=2*([.H11]*[.I11])/([.H11]+[.I11])" office:value-type="percentage" office:value="0.387323943661972" calcext:value-type="percentage">
            <text:p>38.7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02409638554217" calcext:value-type="percentage">
            <text:p>60.24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0625" calcext:value-type="percentage">
            <text:p>39.0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1038961038961" calcext:value-type="percentage">
            <text:p>61.04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05172413793104" calcext:value-type="percentage">
            <text:p>40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585714285714286" calcext:value-type="percentage">
            <text:p>58.57%</text:p>
          </table:table-cell>
          <table:table-cell table:formula="of:=[.F14]/[.C14]" office:value-type="percentage" office:value="0.288732394366197" calcext:value-type="percentage">
            <text:p>28.87%</text:p>
          </table:table-cell>
          <table:table-cell table:formula="of:=2*([.H14]*[.I14])/([.H14]+[.I14])" office:value-type="percentage" office:value="0.386792452830189" calcext:value-type="percentage">
            <text:p>38.6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578125" calcext:value-type="percentage">
            <text:p>57.81%</text:p>
          </table:table-cell>
          <table:table-cell table:formula="of:=[.F15]/[.C15]" office:value-type="percentage" office:value="0.28030303030303" calcext:value-type="percentage">
            <text:p>28.03%</text:p>
          </table:table-cell>
          <table:table-cell table:formula="of:=2*([.H15]*[.I15])/([.H15]+[.I15])" office:value-type="percentage" office:value="0.377551020408163" calcext:value-type="percentage">
            <text:p>37.7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587301587301587" calcext:value-type="percentage">
            <text:p>58.73%</text:p>
          </table:table-cell>
          <table:table-cell table:formula="of:=[.F16]/[.C16]" office:value-type="percentage" office:value="0.300813008130081" calcext:value-type="percentage">
            <text:p>30.08%</text:p>
          </table:table-cell>
          <table:table-cell table:formula="of:=2*([.H16]*[.I16])/([.H16]+[.I16])" office:value-type="percentage" office:value="0.397849462365591" calcext:value-type="percentage">
            <text:p>39.78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580645161290323" calcext:value-type="percentage">
            <text:p>58.06%</text:p>
          </table:table-cell>
          <table:table-cell table:formula="of:=[.F17]/[.C17]" office:value-type="percentage" office:value="0.327272727272727" calcext:value-type="percentage">
            <text:p>32.73%</text:p>
          </table:table-cell>
          <table:table-cell table:formula="of:=2*([.H17]*[.I17])/([.H17]+[.I17])" office:value-type="percentage" office:value="0.418604651162791" calcext:value-type="percentage">
            <text:p>41.86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596491228070175" calcext:value-type="percentage">
            <text:p>59.6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3312101910828" calcext:value-type="percentage">
            <text:p>43.31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47058823529412" calcext:value-type="percentage">
            <text:p>64.71%</text:p>
          </table:table-cell>
          <table:table-cell table:formula="of:=[.F19]/[.C19]" office:value-type="percentage" office:value="0.351063829787234" calcext:value-type="percentage">
            <text:p>35.11%</text:p>
          </table:table-cell>
          <table:table-cell table:formula="of:=2*([.H19]*[.I19])/([.H19]+[.I19])" office:value-type="percentage" office:value="0.455172413793104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53061224489796" calcext:value-type="percentage">
            <text:p>65.31%</text:p>
          </table:table-cell>
          <table:table-cell table:formula="of:=[.F20]/[.C20]" office:value-type="percentage" office:value="0.359550561797753" calcext:value-type="percentage">
            <text:p>35.96%</text:p>
          </table:table-cell>
          <table:table-cell table:formula="of:=2*([.H20]*[.I20])/([.H20]+[.I20])" office:value-type="percentage" office:value="0.463768115942029" calcext:value-type="percentage">
            <text:p>46.38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66666666666667" calcext:value-type="percentage">
            <text:p>66.6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7244094488189" calcext:value-type="percentage">
            <text:p>47.24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62921348314607" calcext:value-type="percentage">
            <text:p>66.29%</text:p>
          </table:table-cell>
          <table:table-cell table:style-name="ce11" table:formula="of:=[.F26]/[.C26]" office:value-type="percentage" office:value="0.0385873119686069" calcext:value-type="percentage">
            <text:p>3.86%</text:p>
          </table:table-cell>
          <table:table-cell table:formula="of:=2*([.H26]*[.I26])/([.H26]+[.I26])" office:value-type="percentage" office:value="0.072929542645241" calcext:value-type="percentage">
            <text:p>7.2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[.F27]/[.E27]" office:value-type="percentage" office:value="0.676470588235294" calcext:value-type="percentage">
            <text:p>67.65%</text:p>
          </table:table-cell>
          <table:table-cell table:style-name="ce11" table:formula="of:=[.F27]/[.C27]" office:value-type="percentage" office:value="0.0519187358916479" calcext:value-type="percentage">
            <text:p>5.19%</text:p>
          </table:table-cell>
          <table:table-cell table:formula="of:=2*([.H27]*[.I27])/([.H27]+[.I27])" office:value-type="percentage" office:value="0.0964360587002096" calcext:value-type="percentage">
            <text:p>9.6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28]/[.E28]" office:value-type="percentage" office:value="0.639344262295082" calcext:value-type="percentage">
            <text:p>63.93%</text:p>
          </table:table-cell>
          <table:table-cell table:style-name="ce11" table:formula="of:=[.F28]/[.C28]" office:value-type="percentage" office:value="0.0637254901960784" calcext:value-type="percentage">
            <text:p>6.37%</text:p>
          </table:table-cell>
          <table:table-cell table:formula="of:=2*([.H28]*[.I28])/([.H28]+[.I28])" office:value-type="percentage" office:value="0.115898959881129" calcext:value-type="percentage">
            <text:p>11.5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07142857142857" calcext:value-type="percentage">
            <text:p>60.71%</text:p>
          </table:table-cell>
          <table:table-cell table:style-name="ce11" table:formula="of:=[.F29]/[.C29]" office:value-type="percentage" office:value="0.074398249452954" calcext:value-type="percentage">
            <text:p>7.44%</text:p>
          </table:table-cell>
          <table:table-cell table:formula="of:=2*([.H29]*[.I29])/([.H29]+[.I29])" office:value-type="percentage" office:value="0.132553606237817" calcext:value-type="percentage">
            <text:p>13.2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84905660377358" calcext:value-type="percentage">
            <text:p>58.49%</text:p>
          </table:table-cell>
          <table:table-cell table:style-name="ce11" table:formula="of:=[.F30]/[.C30]" office:value-type="percentage" office:value="0.0849315068493151" calcext:value-type="percentage">
            <text:p>8.49%</text:p>
          </table:table-cell>
          <table:table-cell table:formula="of:=2*([.H30]*[.I30])/([.H30]+[.I30])" office:value-type="percentage" office:value="0.148325358851675" calcext:value-type="percentage">
            <text:p>14.8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625" calcext:value-type="percentage">
            <text:p>56.25%</text:p>
          </table:table-cell>
          <table:table-cell table:style-name="ce11" table:formula="of:=[.F31]/[.C31]" office:value-type="percentage" office:value="0.0885245901639344" calcext:value-type="percentage">
            <text:p>8.85%</text:p>
          </table:table-cell>
          <table:table-cell table:formula="of:=2*([.H31]*[.I31])/([.H31]+[.I31])" office:value-type="percentage" office:value="0.152974504249292" calcext:value-type="percentage">
            <text:p>15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53191489361702" calcext:value-type="percentage">
            <text:p>55.32%</text:p>
          </table:table-cell>
          <table:table-cell table:style-name="ce11" table:formula="of:=[.F32]/[.C32]" office:value-type="percentage" office:value="0.102766798418972" calcext:value-type="percentage">
            <text:p>10.28%</text:p>
          </table:table-cell>
          <table:table-cell table:formula="of:=2*([.H32]*[.I32])/([.H32]+[.I32])" office:value-type="percentage" office:value="0.173333333333333" calcext:value-type="percentage">
            <text:p>17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55555555555556" calcext:value-type="percentage">
            <text:p>55.56%</text:p>
          </table:table-cell>
          <table:table-cell table:style-name="ce11" table:formula="of:=[.F33]/[.C33]" office:value-type="percentage" office:value="0.112107623318386" calcext:value-type="percentage">
            <text:p>11.21%</text:p>
          </table:table-cell>
          <table:table-cell table:formula="of:=2*([.H33]*[.I33])/([.H33]+[.I33])" office:value-type="percentage" office:value="0.186567164179104" calcext:value-type="percentage">
            <text:p>18.6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595238095238095" calcext:value-type="percentage">
            <text:p>59.52%</text:p>
          </table:table-cell>
          <table:table-cell table:style-name="ce11" table:formula="of:=[.F34]/[.C34]" office:value-type="percentage" office:value="0.128205128205128" calcext:value-type="percentage">
            <text:p>12.82%</text:p>
          </table:table-cell>
          <table:table-cell table:formula="of:=2*([.H34]*[.I34])/([.H34]+[.I34])" office:value-type="percentage" office:value="0.210970464135021" calcext:value-type="percentage">
            <text:p>21.1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575" calcext:value-type="percentage">
            <text:p>57.50%</text:p>
          </table:table-cell>
          <table:table-cell table:style-name="ce11" table:formula="of:=[.F35]/[.C35]" office:value-type="percentage" office:value="0.132947976878613" calcext:value-type="percentage">
            <text:p>13.29%</text:p>
          </table:table-cell>
          <table:table-cell table:formula="of:=2*([.H35]*[.I35])/([.H35]+[.I35])" office:value-type="percentage" office:value="0.215962441314554" calcext:value-type="percentage">
            <text:p>21.60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594594594594595" calcext:value-type="percentage">
            <text:p>59.46%</text:p>
          </table:table-cell>
          <table:table-cell table:style-name="ce11" table:formula="of:=[.F36]/[.C36]" office:value-type="percentage" office:value="0.141935483870968" calcext:value-type="percentage">
            <text:p>14.19%</text:p>
          </table:table-cell>
          <table:table-cell table:formula="of:=2*([.H36]*[.I36])/([.H36]+[.I36])" office:value-type="percentage" office:value="0.229166666666667" calcext:value-type="percentage">
            <text:p>22.9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571428571428571" calcext:value-type="percentage">
            <text:p>57.14%</text:p>
          </table:table-cell>
          <table:table-cell table:style-name="ce11" table:formula="of:=[.F37]/[.C37]" office:value-type="percentage" office:value="0.140845070422535" calcext:value-type="percentage">
            <text:p>14.08%</text:p>
          </table:table-cell>
          <table:table-cell table:formula="of:=2*([.H37]*[.I37])/([.H37]+[.I37])" office:value-type="percentage" office:value="0.225988700564972" calcext:value-type="percentage">
            <text:p>22.6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06060606060606" calcext:value-type="percentage">
            <text:p>60.61%</text:p>
          </table:table-cell>
          <table:table-cell table:style-name="ce11" table:formula="of:=[.F38]/[.C38]" office:value-type="percentage" office:value="0.151515151515152" calcext:value-type="percentage">
            <text:p>15.15%</text:p>
          </table:table-cell>
          <table:table-cell table:formula="of:=2*([.H38]*[.I38])/([.H38]+[.I38])" office:value-type="percentage" office:value="0.242424242424242" calcext:value-type="percentage">
            <text:p>24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25" calcext:value-type="percentage">
            <text:p>62.50%</text:p>
          </table:table-cell>
          <table:table-cell table:style-name="ce11" table:formula="of:=[.F39]/[.C39]" office:value-type="percentage" office:value="0.16260162601626" calcext:value-type="percentage">
            <text:p>16.26%</text:p>
          </table:table-cell>
          <table:table-cell table:formula="of:=2*([.H39]*[.I39])/([.H39]+[.I39])" office:value-type="percentage" office:value="0.258064516129032" calcext:value-type="percentage">
            <text:p>25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12903225806452" calcext:value-type="percentage">
            <text:p>61.29%</text:p>
          </table:table-cell>
          <table:table-cell table:style-name="ce11" table:formula="of:=[.F40]/[.C40]" office:value-type="percentage" office:value="0.172727272727273" calcext:value-type="percentage">
            <text:p>17.27%</text:p>
          </table:table-cell>
          <table:table-cell table:formula="of:=2*([.H40]*[.I40])/([.H40]+[.I40])" office:value-type="percentage" office:value="0.269503546099291" calcext:value-type="percentage">
            <text:p>26.95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42857142857143" calcext:value-type="percentage">
            <text:p>64.29%</text:p>
          </table:table-cell>
          <table:table-cell table:style-name="ce11" table:formula="of:=[.F41]/[.C41]" office:value-type="percentage" office:value="0.18" calcext:value-type="percentage">
            <text:p>18.00%</text:p>
          </table:table-cell>
          <table:table-cell table:formula="of:=2*([.H41]*[.I41])/([.H41]+[.I4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92307692307692" calcext:value-type="percentage">
            <text:p>69.23%</text:p>
          </table:table-cell>
          <table:table-cell table:style-name="ce11" table:formula="of:=[.F42]/[.C42]" office:value-type="percentage" office:value="0.191489361702128" calcext:value-type="percentage">
            <text:p>19.15%</text:p>
          </table:table-cell>
          <table:table-cell table:formula="of:=2*([.H42]*[.I42])/([.H42]+[.I42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08333333333333" calcext:value-type="percentage">
            <text:p>70.83%</text:p>
          </table:table-cell>
          <table:table-cell table:style-name="ce11" table:formula="of:=[.F43]/[.C43]" office:value-type="percentage" office:value="0.191011235955056" calcext:value-type="percentage">
            <text:p>19.10%</text:p>
          </table:table-cell>
          <table:table-cell table:formula="of:=2*([.H43]*[.I43])/([.H43]+[.I43])" office:value-type="percentage" office:value="0.300884955752212" calcext:value-type="percentage">
            <text:p>30.0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27272727272727" calcext:value-type="percentage">
            <text:p>72.73%</text:p>
          </table:table-cell>
          <table:table-cell table:style-name="ce11" table:formula="of:=[.F44]/[.C44]" office:value-type="percentage" office:value="0.195121951219512" calcext:value-type="percentage">
            <text:p>19.51%</text:p>
          </table:table-cell>
          <table:table-cell table:formula="of:=2*([.H44]*[.I44])/([.H44]+[.I4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1-BASE'.A1:'INFER-1-BASE'.A1 'INFER-2-BASE'.J2:'INFER-2-BASE'.J21 'INFER-1-BASE'.A1:'INFER-1-BASE'.A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1-BASE'.A1:'INFER-1-BASE'.A1 'INFER-2-BASE'.H3:'INFER-2-BASE'.H21 'INFER-2-BASE'.I26:'INFER-2-BASE'.I44 'INFER-1-BASE'.A1:'INFER-1-BASE'.A1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F3]/[.E3]" office:value-type="percentage" office:value="0.713178294573643" calcext:value-type="percentage">
            <text:p>71.32%</text:p>
          </table:table-cell>
          <table:table-cell table:formula="of:=[.F3]/[.C3]" office:value-type="percentage" office:value="0.120340091563113" calcext:value-type="percentage">
            <text:p>12.03%</text:p>
          </table:table-cell>
          <table:table-cell table:formula="of:=2*([.H3]*[.I3])/([.H3]+[.I3])" office:value-type="percentage" office:value="0.205931729155008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formula="of:=[.F4]/[.E4]" office:value-type="percentage" office:value="0.722772277227723" calcext:value-type="percentage">
            <text:p>72.28%</text:p>
          </table:table-cell>
          <table:table-cell table:formula="of:=[.F4]/[.C4]" office:value-type="percentage" office:value="0.164785553047404" calcext:value-type="percentage">
            <text:p>16.48%</text:p>
          </table:table-cell>
          <table:table-cell table:formula="of:=2*([.H4]*[.I4])/([.H4]+[.I4])" office:value-type="percentage" office:value="0.268382352941176" calcext:value-type="percentage">
            <text:p>26.8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formula="of:=[.F5]/[.E5]" office:value-type="percentage" office:value="0.691860465116279" calcext:value-type="percentage">
            <text:p>69.19%</text:p>
          </table:table-cell>
          <table:table-cell table:formula="of:=[.F5]/[.C5]" office:value-type="percentage" office:value="0.194444444444444" calcext:value-type="percentage">
            <text:p>19.44%</text:p>
          </table:table-cell>
          <table:table-cell table:formula="of:=2*([.H5]*[.I5])/([.H5]+[.I5])" office:value-type="percentage" office:value="0.303571428571429" calcext:value-type="percentage">
            <text:p>30.3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table:formula="of:=[.F6]/[.E6]" office:value-type="percentage" office:value="0.66887417218543" calcext:value-type="percentage">
            <text:p>66.89%</text:p>
          </table:table-cell>
          <table:table-cell table:formula="of:=[.F6]/[.C6]" office:value-type="percentage" office:value="0.221006564551422" calcext:value-type="percentage">
            <text:p>22.10%</text:p>
          </table:table-cell>
          <table:table-cell table:formula="of:=2*([.H6]*[.I6])/([.H6]+[.I6])" office:value-type="percentage" office:value="0.332236842105263" calcext:value-type="percentage">
            <text:p>33.22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F7]/[.E7]" office:value-type="percentage" office:value="0.633587786259542" calcext:value-type="percentage">
            <text:p>63.36%</text:p>
          </table:table-cell>
          <table:table-cell table:formula="of:=[.F7]/[.C7]" office:value-type="percentage" office:value="0.227397260273973" calcext:value-type="percentage">
            <text:p>22.74%</text:p>
          </table:table-cell>
          <table:table-cell table:formula="of:=2*([.H7]*[.I7])/([.H7]+[.I7])" office:value-type="percentage" office:value="0.334677419354839" calcext:value-type="percentage">
            <text:p>33.4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[.F8]/[.E8]" office:value-type="percentage" office:value="0.616666666666667" calcext:value-type="percentage">
            <text:p>61.67%</text:p>
          </table:table-cell>
          <table:table-cell table:formula="of:=[.F8]/[.C8]" office:value-type="percentage" office:value="0.242622950819672" calcext:value-type="percentage">
            <text:p>24.26%</text:p>
          </table:table-cell>
          <table:table-cell table:formula="of:=2*([.H8]*[.I8])/([.H8]+[.I8])" office:value-type="percentage" office:value="0.348235294117647" calcext:value-type="percentage">
            <text:p>34.8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F9]/[.E9]" office:value-type="percentage" office:value="0.627272727272727" calcext:value-type="percentage">
            <text:p>62.73%</text:p>
          </table:table-cell>
          <table:table-cell table:formula="of:=[.F9]/[.C9]" office:value-type="percentage" office:value="0.272727272727273" calcext:value-type="percentage">
            <text:p>27.27%</text:p>
          </table:table-cell>
          <table:table-cell table:formula="of:=2*([.H9]*[.I9])/([.H9]+[.I9])" office:value-type="percentage" office:value="0.380165289256198" calcext:value-type="percentage">
            <text:p>38.0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F10]/[.E10]" office:value-type="percentage" office:value="0.625" calcext:value-type="percentage">
            <text:p>62.50%</text:p>
          </table:table-cell>
          <table:table-cell table:formula="of:=[.F10]/[.C10]" office:value-type="percentage" office:value="0.291479820627803" calcext:value-type="percentage">
            <text:p>29.15%</text:p>
          </table:table-cell>
          <table:table-cell table:formula="of:=2*([.H10]*[.I10])/([.H10]+[.I10])" office:value-type="percentage" office:value="0.397553516819572" calcext:value-type="percentage">
            <text:p>39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49484536082474" calcext:value-type="percentage">
            <text:p>64.95%</text:p>
          </table:table-cell>
          <table:table-cell table:formula="of:=[.F11]/[.C11]" office:value-type="percentage" office:value="0.323076923076923" calcext:value-type="percentage">
            <text:p>32.31%</text:p>
          </table:table-cell>
          <table:table-cell table:formula="of:=2*([.H11]*[.I11])/([.H11]+[.I11])" office:value-type="percentage" office:value="0.431506849315069" calcext:value-type="percentage">
            <text:p>43.15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37362637362637" calcext:value-type="percentage">
            <text:p>63.74%</text:p>
          </table:table-cell>
          <table:table-cell table:formula="of:=[.F12]/[.C12]" office:value-type="percentage" office:value="0.335260115606936" calcext:value-type="percentage">
            <text:p>33.53%</text:p>
          </table:table-cell>
          <table:table-cell table:formula="of:=2*([.H12]*[.I12])/([.H12]+[.I12])" office:value-type="percentage" office:value="0.439393939393939" calcext:value-type="percentage">
            <text:p>43.9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47058823529412" calcext:value-type="percentage">
            <text:p>64.71%</text:p>
          </table:table-cell>
          <table:table-cell table:formula="of:=[.F13]/[.C13]" office:value-type="percentage" office:value="0.354838709677419" calcext:value-type="percentage">
            <text:p>35.48%</text:p>
          </table:table-cell>
          <table:table-cell table:formula="of:=2*([.H13]*[.I13])/([.H13]+[.I13])" office:value-type="percentage" office:value="0.458333333333333" calcext:value-type="percentage">
            <text:p>45.8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628205128205128" calcext:value-type="percentage">
            <text:p>62.82%</text:p>
          </table:table-cell>
          <table:table-cell table:formula="of:=[.F14]/[.C14]" office:value-type="percentage" office:value="0.345070422535211" calcext:value-type="percentage">
            <text:p>34.51%</text:p>
          </table:table-cell>
          <table:table-cell table:formula="of:=2*([.H14]*[.I14])/([.H14]+[.I14])" office:value-type="percentage" office:value="0.445454545454545" calcext:value-type="percentage">
            <text:p>44.55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625" calcext:value-type="percentage">
            <text:p>62.50%</text:p>
          </table:table-cell>
          <table:table-cell table:formula="of:=[.F15]/[.C15]" office:value-type="percentage" office:value="0.340909090909091" calcext:value-type="percentage">
            <text:p>34.09%</text:p>
          </table:table-cell>
          <table:table-cell table:formula="of:=2*([.H15]*[.I15])/([.H15]+[.I15])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628571428571429" calcext:value-type="percentage">
            <text:p>62.86%</text:p>
          </table:table-cell>
          <table:table-cell table:formula="of:=[.F16]/[.C16]" office:value-type="percentage" office:value="0.357723577235772" calcext:value-type="percentage">
            <text:p>35.77%</text:p>
          </table:table-cell>
          <table:table-cell table:formula="of:=2*([.H16]*[.I16])/([.H16]+[.I16])" office:value-type="percentage" office:value="0.455958549222798" calcext:value-type="percentage">
            <text:p>45.6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623188405797101" calcext:value-type="percentage">
            <text:p>62.32%</text:p>
          </table:table-cell>
          <table:table-cell table:formula="of:=[.F17]/[.C17]" office:value-type="percentage" office:value="0.390909090909091" calcext:value-type="percentage">
            <text:p>39.09%</text:p>
          </table:table-cell>
          <table:table-cell table:formula="of:=2*([.H17]*[.I17])/([.H17]+[.I17])" office:value-type="percentage" office:value="0.480446927374302" calcext:value-type="percentage">
            <text:p>48.04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640625" calcext:value-type="percentage">
            <text:p>64.06%</text:p>
          </table:table-cell>
          <table:table-cell table:formula="of:=[.F18]/[.C18]" office:value-type="percentage" office:value="0.41" calcext:value-type="percentage">
            <text:p>41.00%</text:p>
          </table:table-cell>
          <table:table-cell table:formula="of:=2*([.H18]*[.I18])/([.H18]+[.I18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78571428571429" calcext:value-type="percentage">
            <text:p>67.86%</text:p>
          </table:table-cell>
          <table:table-cell table:formula="of:=[.F19]/[.C19]" office:value-type="percentage" office:value="0.404255319148936" calcext:value-type="percentage">
            <text:p>40.43%</text:p>
          </table:table-cell>
          <table:table-cell table:formula="of:=2*([.H19]*[.I19])/([.H19]+[.I19])" office:value-type="percentage" office:value="0.506666666666667" calcext:value-type="percentage">
            <text:p>50.6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85185185185185" calcext:value-type="percentage">
            <text:p>68.52%</text:p>
          </table:table-cell>
          <table:table-cell table:formula="of:=[.F20]/[.C20]" office:value-type="percentage" office:value="0.415730337078652" calcext:value-type="percentage">
            <text:p>41.57%</text:p>
          </table:table-cell>
          <table:table-cell table:formula="of:=2*([.H20]*[.I20])/([.H20]+[.I20])" office:value-type="percentage" office:value="0.517482517482518" calcext:value-type="percentage">
            <text:p>51.75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93877551020408" calcext:value-type="percentage">
            <text:p>69.39%</text:p>
          </table:table-cell>
          <table:table-cell table:formula="of:=[.F21]/[.C21]" office:value-type="percentage" office:value="0.414634146341463" calcext:value-type="percentage">
            <text:p>41.46%</text:p>
          </table:table-cell>
          <table:table-cell table:formula="of:=2*([.H21]*[.I21])/([.H21]+[.I21])" office:value-type="percentage" office:value="0.519083969465649" calcext:value-type="percentage">
            <text:p>51.91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[.F26]/[.E26]" office:value-type="percentage" office:value="0.694444444444444" calcext:value-type="percentage">
            <text:p>69.44%</text:p>
          </table:table-cell>
          <table:table-cell table:formula="of:=[.F26]/[.C26]" office:value-type="percentage" office:value="0.0490516677567037" calcext:value-type="percentage">
            <text:p>4.91%</text:p>
          </table:table-cell>
          <table:table-cell table:formula="of:=2*([.H26]*[.I26])/([.H26]+[.I26])" office:value-type="percentage" office:value="0.0916310323762981" calcext:value-type="percentage">
            <text:p>9.1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[.F27]/[.E27]" office:value-type="percentage" office:value="0.698795180722892" calcext:value-type="percentage">
            <text:p>69.88%</text:p>
          </table:table-cell>
          <table:table-cell table:formula="of:=[.F27]/[.C27]" office:value-type="percentage" office:value="0.0654627539503386" calcext:value-type="percentage">
            <text:p>6.55%</text:p>
          </table:table-cell>
          <table:table-cell table:formula="of:=2*([.H27]*[.I27])/([.H27]+[.I27])" office:value-type="percentage" office:value="0.119711042311661" calcext:value-type="percentage">
            <text:p>11.9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F28]/[.E28]" office:value-type="percentage" office:value="0.68" calcext:value-type="percentage">
            <text:p>68.00%</text:p>
          </table:table-cell>
          <table:table-cell table:formula="of:=[.F28]/[.C28]" office:value-type="percentage" office:value="0.0833333333333333" calcext:value-type="percentage">
            <text:p>8.33%</text:p>
          </table:table-cell>
          <table:table-cell table:formula="of:=2*([.H28]*[.I28])/([.H28]+[.I28])" office:value-type="percentage" office:value="0.148471615720524" calcext:value-type="percentage">
            <text:p>14.8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F29]/[.E29]" office:value-type="percentage" office:value="0.661764705882353" calcext:value-type="percentage">
            <text:p>66.18%</text:p>
          </table:table-cell>
          <table:table-cell table:formula="of:=[.F29]/[.C29]" office:value-type="percentage" office:value="0.0984682713347921" calcext:value-type="percentage">
            <text:p>9.85%</text:p>
          </table:table-cell>
          <table:table-cell table:formula="of:=2*([.H29]*[.I29])/([.H29]+[.I29])" office:value-type="percentage" office:value="0.171428571428571" calcext:value-type="percentage">
            <text:p>17.1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30]/[.E30]" office:value-type="percentage" office:value="0.634920634920635" calcext:value-type="percentage">
            <text:p>63.49%</text:p>
          </table:table-cell>
          <table:table-cell table:formula="of:=[.F30]/[.C30]" office:value-type="percentage" office:value="0.10958904109589" calcext:value-type="percentage">
            <text:p>10.96%</text:p>
          </table:table-cell>
          <table:table-cell table:formula="of:=2*([.H30]*[.I30])/([.H30]+[.I30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31]/[.E31]" office:value-type="percentage" office:value="0.607142857142857" calcext:value-type="percentage">
            <text:p>60.71%</text:p>
          </table:table-cell>
          <table:table-cell table:formula="of:=[.F31]/[.C31]" office:value-type="percentage" office:value="0.111475409836066" calcext:value-type="percentage">
            <text:p>11.15%</text:p>
          </table:table-cell>
          <table:table-cell table:formula="of:=2*([.H31]*[.I31])/([.H31]+[.I31])" office:value-type="percentage" office:value="0.188365650969529" calcext:value-type="percentage">
            <text:p>18.84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96153846153846" calcext:value-type="percentage">
            <text:p>59.62%</text:p>
          </table:table-cell>
          <table:table-cell table:formula="of:=[.F32]/[.C32]" office:value-type="percentage" office:value="0.122529644268775" calcext:value-type="percentage">
            <text:p>12.25%</text:p>
          </table:table-cell>
          <table:table-cell table:formula="of:=2*([.H32]*[.I32])/([.H32]+[.I32])" office:value-type="percentage" office:value="0.20327868852459" calcext:value-type="percentage">
            <text:p>20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6" calcext:value-type="percentage">
            <text:p>60.00%</text:p>
          </table:table-cell>
          <table:table-cell table:formula="of:=[.F33]/[.C33]" office:value-type="percentage" office:value="0.134529147982063" calcext:value-type="percentage">
            <text:p>13.45%</text:p>
          </table:table-cell>
          <table:table-cell table:formula="of:=2*([.H33]*[.I33])/([.H33]+[.I33])" office:value-type="percentage" office:value="0.21978021978022" calcext:value-type="percentage">
            <text:p>21.9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638297872340426" calcext:value-type="percentage">
            <text:p>63.83%</text:p>
          </table:table-cell>
          <table:table-cell table:formula="of:=[.F34]/[.C34]" office:value-type="percentage" office:value="0.153846153846154" calcext:value-type="percentage">
            <text:p>15.38%</text:p>
          </table:table-cell>
          <table:table-cell table:formula="of:=2*([.H34]*[.I34])/([.H34]+[.I34])" office:value-type="percentage" office:value="0.247933884297521" calcext:value-type="percentage">
            <text:p>24.7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622222222222222" calcext:value-type="percentage">
            <text:p>62.22%</text:p>
          </table:table-cell>
          <table:table-cell table:formula="of:=[.F35]/[.C35]" office:value-type="percentage" office:value="0.161849710982659" calcext:value-type="percentage">
            <text:p>16.18%</text:p>
          </table:table-cell>
          <table:table-cell table:formula="of:=2*([.H35]*[.I35])/([.H35]+[.I35])" office:value-type="percentage" office:value="0.256880733944954" calcext:value-type="percentage">
            <text:p>25.69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634146341463415" calcext:value-type="percentage">
            <text:p>63.41%</text:p>
          </table:table-cell>
          <table:table-cell table:formula="of:=[.F36]/[.C36]" office:value-type="percentage" office:value="0.167741935483871" calcext:value-type="percentage">
            <text:p>16.77%</text:p>
          </table:table-cell>
          <table:table-cell table:formula="of:=2*([.H36]*[.I36])/([.H36]+[.I36])" office:value-type="percentage" office:value="0.26530612244898" calcext:value-type="percentage">
            <text:p>26.5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615384615384615" calcext:value-type="percentage">
            <text:p>61.54%</text:p>
          </table:table-cell>
          <table:table-cell table:formula="of:=[.F37]/[.C37]" office:value-type="percentage" office:value="0.169014084507042" calcext:value-type="percentage">
            <text:p>16.90%</text:p>
          </table:table-cell>
          <table:table-cell table:formula="of:=2*([.H37]*[.I37])/([.H37]+[.I37])" office:value-type="percentage" office:value="0.265193370165746" calcext:value-type="percentage">
            <text:p>26.5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38888888888889" calcext:value-type="percentage">
            <text:p>63.89%</text:p>
          </table:table-cell>
          <table:table-cell table:formula="of:=[.F38]/[.C38]" office:value-type="percentage" office:value="0.174242424242424" calcext:value-type="percentage">
            <text:p>17.42%</text:p>
          </table:table-cell>
          <table:table-cell table:formula="of:=2*([.H38]*[.I38])/([.H38]+[.I38])" office:value-type="percentage" office:value="0.273809523809524" calcext:value-type="percentage">
            <text:p>27.3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47058823529412" calcext:value-type="percentage">
            <text:p>64.71%</text:p>
          </table:table-cell>
          <table:table-cell table:formula="of:=[.F39]/[.C39]" office:value-type="percentage" office:value="0.178861788617886" calcext:value-type="percentage">
            <text:p>17.89%</text:p>
          </table:table-cell>
          <table:table-cell table:formula="of:=2*([.H39]*[.I39])/([.H39]+[.I39])" office:value-type="percentage" office:value="0.280254777070064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36363636363636" calcext:value-type="percentage">
            <text:p>63.64%</text:p>
          </table:table-cell>
          <table:table-cell table:formula="of:=[.F40]/[.C40]" office:value-type="percentage" office:value="0.190909090909091" calcext:value-type="percentage">
            <text:p>19.09%</text:p>
          </table:table-cell>
          <table:table-cell table:formula="of:=2*([.H40]*[.I40])/([.H40]+[.I40])" office:value-type="percentage" office:value="0.293706293706294" calcext:value-type="percentage">
            <text:p>29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" calcext:value-type="percentage">
            <text:p>20.00%</text:p>
          </table:table-cell>
          <table:table-cell table:formula="of:=2*([.H41]*[.I41])/([.H41]+[.I41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714285714285714" calcext:value-type="percentage">
            <text:p>71.43%</text:p>
          </table:table-cell>
          <table:table-cell table:formula="of:=[.F42]/[.C42]" office:value-type="percentage" office:value="0.212765957446808" calcext:value-type="percentage">
            <text:p>21.28%</text:p>
          </table:table-cell>
          <table:table-cell table:formula="of:=2*([.H42]*[.I42])/([.H42]+[.I42])" office:value-type="percentage" office:value="0.327868852459016" calcext:value-type="percentage">
            <text:p>32.7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30769230769231" calcext:value-type="percentage">
            <text:p>73.08%</text:p>
          </table:table-cell>
          <table:table-cell table:formula="of:=[.F43]/[.C43]" office:value-type="percentage" office:value="0.213483146067416" calcext:value-type="percentage">
            <text:p>21.35%</text:p>
          </table:table-cell>
          <table:table-cell table:formula="of:=2*([.H43]*[.I43])/([.H43]+[.I43])" office:value-type="percentage" office:value="0.330434782608696" calcext:value-type="percentage">
            <text:p>33.0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5" calcext:value-type="percentage">
            <text:p>75.00%</text:p>
          </table:table-cell>
          <table:table-cell table:formula="of:=[.F44]/[.C44]" office:value-type="percentage" office:value="0.219512195121951" calcext:value-type="percentage">
            <text:p>21.95%</text:p>
          </table:table-cell>
          <table:table-cell table:formula="of:=2*([.H44]*[.I44])/([.H44]+[.I44])" office:value-type="percentage" office:value="0.339622641509434" calcext:value-type="percentage">
            <text:p>33.9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3-BASE'.J2:'INFER-3-BASE'.J21 'INFER-1-BASE'.A1:'INFER-1-BASE'.A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1-BASE'.A1:'INFER-1-BASE'.A1 'INFER-3-BASE'.H3:'INFER-3-BASE'.H21 'INFER-3-BASE'.I26:'INFER-3-BASE'.I44 'INFER-1-BASE'.A1:'INFER-1-BASE'.A1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2887323943662" calcext:value-type="percentage">
            <text:p>72.89%</text:p>
          </table:table-cell>
          <table:table-cell table:formula="of:=[.F3]/[.C3]" office:value-type="percentage" office:value="0.135382603008502" calcext:value-type="percentage">
            <text:p>13.54%</text:p>
          </table:table-cell>
          <table:table-cell table:formula="of:=2*([.H3]*[.I3])/([.H3]+[.I3])" office:value-type="percentage" office:value="0.228350799779371" calcext:value-type="percentage">
            <text:p>22.8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4067796610169" calcext:value-type="percentage">
            <text:p>64.41%</text:p>
          </table:table-cell>
          <table:table-cell table:formula="of:=[.F9]/[.C9]" office:value-type="percentage" office:value="0.300395256916996" calcext:value-type="percentage">
            <text:p>30.04%</text:p>
          </table:table-cell>
          <table:table-cell table:formula="of:=2*([.H9]*[.I9])/([.H9]+[.I9])" office:value-type="percentage" office:value="0.409703504043127" calcext:value-type="percentage">
            <text:p>40.9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302752293578" calcext:value-type="percentage">
            <text:p>63.30%</text:p>
          </table:table-cell>
          <table:table-cell table:formula="of:=[.F10]/[.C10]" office:value-type="percentage" office:value="0.309417040358744" calcext:value-type="percentage">
            <text:p>30.94%</text:p>
          </table:table-cell>
          <table:table-cell table:formula="of:=2*([.H10]*[.I10])/([.H10]+[.I10])" office:value-type="percentage" office:value="0.41566265060241" calcext:value-type="percentage">
            <text:p>41.5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3465346534653" calcext:value-type="percentage">
            <text:p>65.35%</text:p>
          </table:table-cell>
          <table:table-cell table:formula="of:=[.F11]/[.C11]" office:value-type="percentage" office:value="0.338461538461538" calcext:value-type="percentage">
            <text:p>33.85%</text:p>
          </table:table-cell>
          <table:table-cell table:formula="of:=2*([.H11]*[.I11])/([.H11]+[.I11])" office:value-type="percentage" office:value="0.445945945945946" calcext:value-type="percentage">
            <text:p>44.5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4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4-BASE'.J2:'INFER-4-BASE'.J21 'INFER-1-BASE'.A1:'INFER-1-BASE'.A1 'INFER-4-BASE'.J25:'INFER-4-BASE'.J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4-BASE'.I3:'INFER-4-BASE'.I21 'INFER-1-BASE'.A1:'INFER-1-BASE'.A1 'INFER-4-BASE'.H3:'INFER-4-BASE'.H21 'INFER-4-BASE'.I26:'INFER-4-BASE'.I44 'INFER-1-BASE'.A1:'INFER-1-BASE'.A1 'INFER-4-BASE'.H26:'INFER-4-BASE'.H44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4</text:p>
          </table:table-cell>
          <table:table-cell table:style-name="ce25" office:value-type="string" calcext:value-type="string">
            <text:p>GWIGA4</text:p>
          </table:table-cell>
          <table:table-cell table:style-name="ce1" office:value-type="string" calcext:value-type="string">
            <text:p>DW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6" calcext:value-type="float">
            <text:p>286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30769230769231" calcext:value-type="percentage">
            <text:p>73.08%</text:p>
          </table:table-cell>
          <table:table-cell table:formula="of:=[.F3]/[.C3]" office:value-type="percentage" office:value="0.136690647482014" calcext:value-type="percentage">
            <text:p>13.67%</text:p>
          </table:table-cell>
          <table:table-cell table:formula="of:=2*([.H3]*[.I3])/([.H3]+[.I3])" office:value-type="percentage" office:value="0.23030303030303" calcext:value-type="percentage">
            <text:p>23.03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7058823529412" calcext:value-type="percentage">
            <text:p>64.71%</text:p>
          </table:table-cell>
          <table:table-cell table:formula="of:=[.F9]/[.C9]" office:value-type="percentage" office:value="0.304347826086957" calcext:value-type="percentage">
            <text:p>30.43%</text:p>
          </table:table-cell>
          <table:table-cell table:formula="of:=2*([.H9]*[.I9])/([.H9]+[.I9])" office:value-type="percentage" office:value="0.413978494623656" calcext:value-type="percentage">
            <text:p>41.4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6363636363636" calcext:value-type="percentage">
            <text:p>63.64%</text:p>
          </table:table-cell>
          <table:table-cell table:formula="of:=[.F10]/[.C10]" office:value-type="percentage" office:value="0.31390134529148" calcext:value-type="percentage">
            <text:p>31.39%</text:p>
          </table:table-cell>
          <table:table-cell table:formula="of:=2*([.H10]*[.I10])/([.H10]+[.I10])" office:value-type="percentage" office:value="0.42042042042042" calcext:value-type="percentage">
            <text:p>42.0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6862745098039" calcext:value-type="percentage">
            <text:p>65.69%</text:p>
          </table:table-cell>
          <table:table-cell table:formula="of:=[.F11]/[.C11]" office:value-type="percentage" office:value="0.343589743589744" calcext:value-type="percentage">
            <text:p>34.36%</text:p>
          </table:table-cell>
          <table:table-cell table:formula="of:=2*([.H11]*[.I11])/([.H11]+[.I11])" office:value-type="percentage" office:value="0.451178451178451" calcext:value-type="percentage">
            <text:p>45.1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4</text:p>
          </table:table-cell>
          <table:table-cell table:style-name="ce25" office:value-type="string" calcext:value-type="string">
            <text:p>GSIGA4</text:p>
          </table:table-cell>
          <table:table-cell table:style-name="ce1" office:value-type="string" calcext:value-type="string">
            <text:p>DS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Human-Cause'.J2:'Human-Cause'.J21 'INFER-1-BASE'.A1:'INFER-1-BASE'.A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INFER-1-BASE'.A1:'INFER-1-BASE'.A1 'Human-Cause'.H3:'Human-Cause'.H21 'Human-Cause'.I26:'Human-Cause'.I44 'INFER-1-BASE'.A1:'INFER-1-BASE'.A1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arbon-Cut" table:style-name="ta1">
        <table:shapes>
          <draw:frame draw:z-index="0" draw:style-name="gr1" draw:text-style-name="P1" svg:width="16.01cm" svg:height="8.999cm" svg:x="-39.061cm" svg:y="0.6cm">
            <draw:object draw:notify-on-update-of-ranges="'Carbon-Cut'.A2:'Carbon-Cut'.A2 'Carbon-Cut'.A3:'Carbon-Cut'.A3 'Carbon-Cut'.A4:'Carbon-Cut'.A4 'Carbon-Cut'.A5:'Carbon-Cut'.A5 'Carbon-Cut'.A6:'Carbon-Cut'.A6 'Carbon-Cut'.A7:'Carbon-Cut'.A7 'Carbon-Cut'.A8:'Carbon-Cut'.A8 'Carbon-Cut'.A9:'Carbon-Cut'.A9 'Carbon-Cut'.A10:'Carbon-Cut'.A10 'Carbon-Cut'.A11:'Carbon-Cut'.A11 'Carbon-Cut'.A12:'Carbon-Cut'.A12 'Carbon-Cut'.A13:'Carbon-Cut'.A13 'Carbon-Cut'.A14:'Carbon-Cut'.A14 'Carbon-Cut'.A15:'Carbon-Cut'.A15 'Carbon-Cut'.A16:'Carbon-Cut'.A16 'Carbon-Cut'.A17:'Carbon-Cut'.A17 'Carbon-Cut'.A18:'Carbon-Cut'.A18 'Carbon-Cut'.A19:'Carbon-Cut'.A19 'Carbon-Cut'.A20:'Carbon-Cut'.A20 'Carbon-Cut'.A21:'Carbon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arbon-Cut'.I3:'Carbon-Cut'.I21 'Carbon-Cut'.A1:'Carbon-Cut'.A1 'Carbon-Cut'.H3:'Carbon-Cut'.H21 'Carbon-Cut'.I26:'Carbon-Cut'.I44 'Carbon-Cut'.A1:'Carbon-Cut'.A1 'Carbon-Cut'.H26:'Carbon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Carbon-Cut'.J2:'Carbon-Cut'.J21 'INFER-1-BASE'.A1:'INFER-1-BASE'.A1 'Carbon-Cut'.J25:'Carbon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arbon-Cut'.I3:'Carbon-Cut'.I21 'INFER-1-BASE'.A1:'INFER-1-BASE'.A1 'Carbon-Cut'.H3:'Carbon-Cut'.H21 'Carbon-Cut'.I26:'Carbon-Cut'.I44 'INFER-1-BASE'.A1:'INFER-1-BASE'.A1 'Carbon-Cut'.H26:'Carbon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F3]/[.E3]" office:value-type="percentage" office:value="0.743589743589744" calcext:value-type="percentage">
            <text:p>74.36%</text:p>
          </table:table-cell>
          <table:table-cell table:formula="of:=[.F3]/[.C3]" office:value-type="percentage" office:value="0.0379332897318509" calcext:value-type="percentage">
            <text:p>3.79%</text:p>
          </table:table-cell>
          <table:table-cell table:formula="of:=2*([.H3]*[.I3])/([.H3]+[.I3])" office:value-type="percentage" office:value="0.0721841941505912" calcext:value-type="percentage">
            <text:p>7.2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746031746031746" calcext:value-type="percentage">
            <text:p>74.60%</text:p>
          </table:table-cell>
          <table:table-cell table:formula="of:=[.F4]/[.C4]" office:value-type="percentage" office:value="0.0530474040632054" calcext:value-type="percentage">
            <text:p>5.30%</text:p>
          </table:table-cell>
          <table:table-cell table:formula="of:=2*([.H4]*[.I4])/([.H4]+[.I4])" office:value-type="percentage" office:value="0.0990516332982086" calcext:value-type="percentage">
            <text:p>9.9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F5]/[.E5]" office:value-type="percentage" office:value="0.709090909090909" calcext:value-type="percentage">
            <text:p>70.91%</text:p>
          </table:table-cell>
          <table:table-cell table:formula="of:=[.F5]/[.C5]" office:value-type="percentage" office:value="0.0637254901960784" calcext:value-type="percentage">
            <text:p>6.37%</text:p>
          </table:table-cell>
          <table:table-cell table:formula="of:=2*([.H5]*[.I5])/([.H5]+[.I5])" office:value-type="percentage" office:value="0.116941529235382" calcext:value-type="percentage">
            <text:p>11.6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F6]/[.E6]" office:value-type="percentage" office:value="0.673469387755102" calcext:value-type="percentage">
            <text:p>67.35%</text:p>
          </table:table-cell>
          <table:table-cell table:formula="of:=[.F6]/[.C6]" office:value-type="percentage" office:value="0.0722100656455142" calcext:value-type="percentage">
            <text:p>7.22%</text:p>
          </table:table-cell>
          <table:table-cell table:formula="of:=2*([.H6]*[.I6])/([.H6]+[.I6])" office:value-type="percentage" office:value="0.130434782608696" calcext:value-type="percentage">
            <text:p>13.0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F7]/[.E7]" office:value-type="percentage" office:value="0.644444444444444" calcext:value-type="percentage">
            <text:p>64.44%</text:p>
          </table:table-cell>
          <table:table-cell table:formula="of:=[.F7]/[.C7]" office:value-type="percentage" office:value="0.0794520547945206" calcext:value-type="percentage">
            <text:p>7.95%</text:p>
          </table:table-cell>
          <table:table-cell table:formula="of:=2*([.H7]*[.I7])/([.H7]+[.I7])" office:value-type="percentage" office:value="0.141463414634146" calcext:value-type="percentage">
            <text:p>14.1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F8]/[.E8]" office:value-type="percentage" office:value="0.6" calcext:value-type="percentage">
            <text:p>60.00%</text:p>
          </table:table-cell>
          <table:table-cell table:formula="of:=[.F8]/[.C8]" office:value-type="percentage" office:value="0.0786885245901639" calcext:value-type="percentage">
            <text:p>7.87%</text:p>
          </table:table-cell>
          <table:table-cell table:formula="of:=2*([.H8]*[.I8])/([.H8]+[.I8])" office:value-type="percentage" office:value="0.139130434782609" calcext:value-type="percentage">
            <text:p>13.9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9]/[.E9]" office:value-type="percentage" office:value="0.605263157894737" calcext:value-type="percentage">
            <text:p>60.53%</text:p>
          </table:table-cell>
          <table:table-cell table:formula="of:=[.F9]/[.C9]" office:value-type="percentage" office:value="0.0909090909090909" calcext:value-type="percentage">
            <text:p>9.09%</text:p>
          </table:table-cell>
          <table:table-cell table:formula="of:=2*([.H9]*[.I9])/([.H9]+[.I9])" office:value-type="percentage" office:value="0.15807560137457" calcext:value-type="percentage">
            <text:p>15.8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10]/[.E10]" office:value-type="percentage" office:value="0.605263157894737" calcext:value-type="percentage">
            <text:p>60.53%</text:p>
          </table:table-cell>
          <table:table-cell table:formula="of:=[.F10]/[.C10]" office:value-type="percentage" office:value="0.103139013452915" calcext:value-type="percentage">
            <text:p>10.31%</text:p>
          </table:table-cell>
          <table:table-cell table:formula="of:=2*([.H10]*[.I10])/([.H10]+[.I10])" office:value-type="percentage" office:value="0.176245210727969" calcext:value-type="percentage">
            <text:p>17.6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621621621621622" calcext:value-type="percentage">
            <text:p>62.16%</text:p>
          </table:table-cell>
          <table:table-cell table:formula="of:=[.F11]/[.C11]" office:value-type="percentage" office:value="0.117948717948718" calcext:value-type="percentage">
            <text:p>11.79%</text:p>
          </table:table-cell>
          <table:table-cell table:formula="of:=2*([.H11]*[.I11])/([.H11]+[.I11])" office:value-type="percentage" office:value="0.198275862068966" calcext:value-type="percentage">
            <text:p>19.8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588235294117647" calcext:value-type="percentage">
            <text:p>58.82%</text:p>
          </table:table-cell>
          <table:table-cell table:formula="of:=[.F12]/[.C12]" office:value-type="percentage" office:value="0.115606936416185" calcext:value-type="percentage">
            <text:p>11.56%</text:p>
          </table:table-cell>
          <table:table-cell table:formula="of:=2*([.H12]*[.I12])/([.H12]+[.I12])" office:value-type="percentage" office:value="0.193236714975845" calcext:value-type="percentage">
            <text:p>19.3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575757575757576" calcext:value-type="percentage">
            <text:p>57.58%</text:p>
          </table:table-cell>
          <table:table-cell table:formula="of:=[.F13]/[.C13]" office:value-type="percentage" office:value="0.12258064516129" calcext:value-type="percentage">
            <text:p>12.26%</text:p>
          </table:table-cell>
          <table:table-cell table:formula="of:=2*([.H13]*[.I13])/([.H13]+[.I13])" office:value-type="percentage" office:value="0.202127659574468" calcext:value-type="percentage">
            <text:p>20.21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551724137931034" calcext:value-type="percentage">
            <text:p>55.17%</text:p>
          </table:table-cell>
          <table:table-cell table:formula="of:=[.F14]/[.C14]" office:value-type="percentage" office:value="0.112676056338028" calcext:value-type="percentage">
            <text:p>11.27%</text:p>
          </table:table-cell>
          <table:table-cell table:formula="of:=2*([.H14]*[.I14])/([.H14]+[.I14])" office:value-type="percentage" office:value="0.187134502923977" calcext:value-type="percentage">
            <text:p>18.71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555555555555556" calcext:value-type="percentage">
            <text:p>55.56%</text:p>
          </table:table-cell>
          <table:table-cell table:formula="of:=[.F15]/[.C15]" office:value-type="percentage" office:value="0.113636363636364" calcext:value-type="percentage">
            <text:p>11.36%</text:p>
          </table:table-cell>
          <table:table-cell table:formula="of:=2*([.H15]*[.I15])/([.H15]+[.I15])" office:value-type="percentage" office:value="0.188679245283019" calcext:value-type="percentage">
            <text:p>18.8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555555555555556" calcext:value-type="percentage">
            <text:p>55.56%</text:p>
          </table:table-cell>
          <table:table-cell table:formula="of:=[.F16]/[.C16]" office:value-type="percentage" office:value="0.121951219512195" calcext:value-type="percentage">
            <text:p>12.20%</text:p>
          </table:table-cell>
          <table:table-cell table:formula="of:=2*([.H16]*[.I16])/([.H16]+[.I16])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F17]/[.E17]" office:value-type="percentage" office:value="0.538461538461538" calcext:value-type="percentage">
            <text:p>53.85%</text:p>
          </table:table-cell>
          <table:table-cell table:formula="of:=[.F17]/[.C17]" office:value-type="percentage" office:value="0.127272727272727" calcext:value-type="percentage">
            <text:p>12.73%</text:p>
          </table:table-cell>
          <table:table-cell table:formula="of:=2*([.H17]*[.I17])/([.H17]+[.I17])" office:value-type="percentage" office:value="0.205882352941176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565217391304348" calcext:value-type="percentage">
            <text:p>56.52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11382113821138" calcext:value-type="percentage">
            <text:p>21.1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619047619047619" calcext:value-type="percentage">
            <text:p>61.90%</text:p>
          </table:table-cell>
          <table:table-cell table:formula="of:=[.F19]/[.C19]" office:value-type="percentage" office:value="0.138297872340426" calcext:value-type="percentage">
            <text:p>13.83%</text:p>
          </table:table-cell>
          <table:table-cell table:formula="of:=2*([.H19]*[.I19])/([.H19]+[.I19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20]/[.E20]" office:value-type="percentage" office:value="0.619047619047619" calcext:value-type="percentage">
            <text:p>61.90%</text:p>
          </table:table-cell>
          <table:table-cell table:formula="of:=[.F20]/[.C20]" office:value-type="percentage" office:value="0.146067415730337" calcext:value-type="percentage">
            <text:p>14.61%</text:p>
          </table:table-cell>
          <table:table-cell table:formula="of:=2*([.H20]*[.I20])/([.H20]+[.I20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F21]/[.E21]" office:value-type="percentage" office:value="0.65" calcext:value-type="percentage">
            <text:p>65.00%</text:p>
          </table:table-cell>
          <table:table-cell table:formula="of:=[.F21]/[.C21]" office:value-type="percentage" office:value="0.158536585365854" calcext:value-type="percentage">
            <text:p>15.85%</text:p>
          </table:table-cell>
          <table:table-cell table:formula="of:=2*([.H21]*[.I21])/([.H21]+[.I21])" office:value-type="percentage" office:value="0.254901960784314" calcext:value-type="percentage">
            <text:p>25.4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26]/[.E26]" office:value-type="percentage" office:value="0.72972972972973" calcext:value-type="percentage">
            <text:p>72.97%</text:p>
          </table:table-cell>
          <table:table-cell table:formula="of:=[.F26]/[.C26]" office:value-type="percentage" office:value="0.0176586003924133" calcext:value-type="percentage">
            <text:p>1.77%</text:p>
          </table:table-cell>
          <table:table-cell table:formula="of:=2*([.H26]*[.I26])/([.H26]+[.I26])" office:value-type="percentage" office:value="0.0344827586206897" calcext:value-type="percentage">
            <text:p>3.45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27]/[.E27]" office:value-type="percentage" office:value="0.774193548387097" calcext:value-type="percentage">
            <text:p>77.42%</text:p>
          </table:table-cell>
          <table:table-cell table:formula="of:=[.F27]/[.C27]" office:value-type="percentage" office:value="0.0270880361173815" calcext:value-type="percentage">
            <text:p>2.71%</text:p>
          </table:table-cell>
          <table:table-cell table:formula="of:=2*([.H27]*[.I27])/([.H27]+[.I27])" office:value-type="percentage" office:value="0.0523446019629226" calcext:value-type="percentage">
            <text:p>5.23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343137254901961" calcext:value-type="percentage">
            <text:p>3.43%</text:p>
          </table:table-cell>
          <table:table-cell table:formula="of:=2*([.H28]*[.I28])/([.H28]+[.I28])" office:value-type="percentage" office:value="0.065625" calcext:value-type="percentage">
            <text:p>6.5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29]/[.E29]" office:value-type="percentage" office:value="0.730769230769231" calcext:value-type="percentage">
            <text:p>73.08%</text:p>
          </table:table-cell>
          <table:table-cell table:formula="of:=[.F29]/[.C29]" office:value-type="percentage" office:value="0.0415754923413567" calcext:value-type="percentage">
            <text:p>4.16%</text:p>
          </table:table-cell>
          <table:table-cell table:formula="of:=2*([.H29]*[.I29])/([.H29]+[.I29])" office:value-type="percentage" office:value="0.0786749482401656" calcext:value-type="percentage">
            <text:p>7.87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72" calcext:value-type="percentage">
            <text:p>72.00%</text:p>
          </table:table-cell>
          <table:table-cell table:formula="of:=[.F30]/[.C30]" office:value-type="percentage" office:value="0.0493150684931507" calcext:value-type="percentage">
            <text:p>4.93%</text:p>
          </table:table-cell>
          <table:table-cell table:formula="of:=2*([.H30]*[.I30])/([.H30]+[.I30])" office:value-type="percentage" office:value="0.0923076923076923" calcext:value-type="percentage">
            <text:p>9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58895705521472" calcext:value-type="percentage">
            <text:p>8.5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2]/[.E32]" office:value-type="percentage" office:value="0.666666666666667" calcext:value-type="percentage">
            <text:p>66.67%</text:p>
          </table:table-cell>
          <table:table-cell table:formula="of:=[.F32]/[.C32]" office:value-type="percentage" office:value="0.0553359683794466" calcext:value-type="percentage">
            <text:p>5.53%</text:p>
          </table:table-cell>
          <table:table-cell table:formula="of:=2*([.H32]*[.I32])/([.H32]+[.I32])" office:value-type="percentage" office:value="0.102189781021898" calcext:value-type="percentage">
            <text:p>10.2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3]/[.E33]" office:value-type="percentage" office:value="0.666666666666667" calcext:value-type="percentage">
            <text:p>66.67%</text:p>
          </table:table-cell>
          <table:table-cell table:formula="of:=[.F33]/[.C33]" office:value-type="percentage" office:value="0.062780269058296" calcext:value-type="percentage">
            <text:p>6.28%</text:p>
          </table:table-cell>
          <table:table-cell table:formula="of:=2*([.H33]*[.I33])/([.H33]+[.I33])" office:value-type="percentage" office:value="0.114754098360656" calcext:value-type="percentage">
            <text:p>11.4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F34]/[.E34]" office:value-type="percentage" office:value="0.7" calcext:value-type="percentage">
            <text:p>70.00%</text:p>
          </table:table-cell>
          <table:table-cell table:formula="of:=[.F34]/[.C34]" office:value-type="percentage" office:value="0.0717948717948718" calcext:value-type="percentage">
            <text:p>7.18%</text:p>
          </table:table-cell>
          <table:table-cell table:formula="of:=2*([.H34]*[.I34])/([.H34]+[.I34])" office:value-type="percentage" office:value="0.130232558139535" calcext:value-type="percentage">
            <text:p>1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5]/[.E35]" office:value-type="percentage" office:value="0.666666666666667" calcext:value-type="percentage">
            <text:p>66.67%</text:p>
          </table:table-cell>
          <table:table-cell table:formula="of:=[.F35]/[.C35]" office:value-type="percentage" office:value="0.069364161849711" calcext:value-type="percentage">
            <text:p>6.94%</text:p>
          </table:table-cell>
          <table:table-cell table:formula="of:=2*([.H35]*[.I35])/([.H35]+[.I35])" office:value-type="percentage" office:value="0.12565445026178" calcext:value-type="percentage">
            <text:p>12.57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6]/[.E36]" office:value-type="percentage" office:value="0.666666666666667" calcext:value-type="percentage">
            <text:p>66.67%</text:p>
          </table:table-cell>
          <table:table-cell table:formula="of:=[.F36]/[.C36]" office:value-type="percentage" office:value="0.0774193548387097" calcext:value-type="percentage">
            <text:p>7.74%</text:p>
          </table:table-cell>
          <table:table-cell table:formula="of:=2*([.H36]*[.I36])/([.H36]+[.I36])" office:value-type="percentage" office:value="0.138728323699422" calcext:value-type="percentage">
            <text:p>13.87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F37]/[.E37]" office:value-type="percentage" office:value="0.647058823529412" calcext:value-type="percentage">
            <text:p>64.71%</text:p>
          </table:table-cell>
          <table:table-cell table:formula="of:=[.F37]/[.C37]" office:value-type="percentage" office:value="0.0774647887323944" calcext:value-type="percentage">
            <text:p>7.75%</text:p>
          </table:table-cell>
          <table:table-cell table:formula="of:=2*([.H37]*[.I37])/([.H37]+[.I37])" office:value-type="percentage" office:value="0.138364779874214" calcext:value-type="percentage">
            <text:p>13.8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8]/[.E38]" office:value-type="percentage" office:value="0.6875" calcext:value-type="percentage">
            <text:p>68.75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48648648648649" calcext:value-type="percentage">
            <text:p>14.8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9]/[.E39]" office:value-type="percentage" office:value="0.6875" calcext:value-type="percentage">
            <text:p>68.75%</text:p>
          </table:table-cell>
          <table:table-cell table:formula="of:=[.F39]/[.C39]" office:value-type="percentage" office:value="0.0894308943089431" calcext:value-type="percentage">
            <text:p>8.94%</text:p>
          </table:table-cell>
          <table:table-cell table:formula="of:=2*([.H39]*[.I39])/([.H39]+[.I39])" office:value-type="percentage" office:value="0.158273381294964" calcext:value-type="percentage">
            <text:p>15.8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40]/[.E40]" office:value-type="percentage" office:value="0.666666666666667" calcext:value-type="percentage">
            <text:p>66.67%</text:p>
          </table:table-cell>
          <table:table-cell table:formula="of:=[.F40]/[.C40]" office:value-type="percentage" office:value="0.0909090909090909" calcext:value-type="percentage">
            <text:p>9.09%</text:p>
          </table:table-cell>
          <table:table-cell table:formula="of:=2*([.H40]*[.I40])/([.H40]+[.I40])" office:value-type="percentage" office:value="0.16" calcext:value-type="percentage">
            <text:p>16.0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F41]/[.E41]" office:value-type="percentage" office:value="0.714285714285714" calcext:value-type="percentage">
            <text:p>71.43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75438596491228" calcext:value-type="percentage">
            <text:p>17.5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769230769230769" calcext:value-type="percentage">
            <text:p>76.92%</text:p>
          </table:table-cell>
          <table:table-cell table:formula="of:=[.F42]/[.C42]" office:value-type="percentage" office:value="0.106382978723404" calcext:value-type="percentage">
            <text:p>10.64%</text:p>
          </table:table-cell>
          <table:table-cell table:formula="of:=2*([.H42]*[.I42])/([.H42]+[.I42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769230769230769" calcext:value-type="percentage">
            <text:p>76.92%</text:p>
          </table:table-cell>
          <table:table-cell table:formula="of:=[.F43]/[.C43]" office:value-type="percentage" office:value="0.112359550561798" calcext:value-type="percentage">
            <text:p>11.24%</text:p>
          </table:table-cell>
          <table:table-cell table:formula="of:=2*([.H43]*[.I43])/([.H43]+[.I43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833333333333333" calcext:value-type="percentage">
            <text:p>83.33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12765957446808" calcext:value-type="percentage">
            <text:p>21.28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Nature-Cause'.J2:'Nature-Cause'.J21 'INFER-1-BASE'.A1:'INFER-1-BASE'.A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INFER-1-BASE'.A1:'INFER-1-BASE'.A1 'Nature-Cause'.H3:'Nature-Cause'.H21 'Nature-Cause'.I26:'Nature-Cause'.I44 'INFER-1-BASE'.A1:'INFER-1-BASE'.A1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con-Growth'.J2:'Econ-Growth'.J21 'INFER-1-BASE'.A1:'INFER-1-BASE'.A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INFER-1-BASE'.A1:'INFER-1-BASE'.A1 'Econ-Growth'.H3:'Econ-Growth'.H21 'Econ-Growth'.I26:'Econ-Growth'.I44 'INFER-1-BASE'.A1:'INFER-1-BASE'.A1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ergy-Conserv'.J2:'Energy-Conserv'.J21 'INFER-1-BASE'.A1:'INFER-1-BASE'.A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INFER-1-BASE'.A1:'INFER-1-BASE'.A1 'Energy-Conserv'.H3:'Energy-Conserv'.H21 'Energy-Conserv'.I26:'Energy-Conserv'.I44 'INFER-1-BASE'.A1:'INFER-1-BASE'.A1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v-Protect'.J2:'Env-Protect'.J21 'INFER-1-BASE'.A1:'INFER-1-BASE'.A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INFER-1-BASE'.A1:'INFER-1-BASE'.A1 'Env-Protect'.H3:'Env-Protect'.H21 'Env-Protect'.I26:'Env-Protect'.I44 'INFER-1-BASE'.A1:'INFER-1-BASE'.A1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00-00-00</text:date>, <text:time style:data-style-name="N2" text:time-value="19:04:16.22654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8-29T22:36:50.901603696</dc:date>
    <meta:editing-duration>P4DT1H51M38S</meta:editing-duration>
    <meta:editing-cycles>344</meta:editing-cycles>
    <meta:generator>LibreOffice/6.4.7.2$Linux_X86_64 LibreOffice_project/40$Build-2</meta:generator>
    <meta:document-statistic meta:table-count="11" meta:cell-count="4158" meta:object-count="3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arbon-Cut'.A2:'Carbon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arbon-Cut'.A2:'Carbon-Cut'.A2" chart:class="chart:line">
            <chart:data-point/>
          </chart:series>
          <chart:series chart:attached-axis="primary-y" chart:style-name="ch11" chart:values-cell-range-address="'Carbon-Cut'.A3:'Carbon-Cut'.A3" chart:class="chart:line">
            <chart:data-point/>
          </chart:series>
          <chart:series chart:attached-axis="primary-y" chart:style-name="ch12" chart:values-cell-range-address="'Carbon-Cut'.A4:'Carbon-Cut'.A4" chart:class="chart:line">
            <chart:data-point/>
          </chart:series>
          <chart:series chart:attached-axis="primary-y" chart:style-name="ch13" chart:values-cell-range-address="'Carbon-Cut'.A5:'Carbon-Cut'.A5" chart:class="chart:line">
            <chart:data-point/>
          </chart:series>
          <chart:series chart:attached-axis="primary-y" chart:style-name="ch14" chart:values-cell-range-address="'Carbon-Cut'.A6:'Carbon-Cut'.A6" chart:class="chart:line">
            <chart:data-point/>
          </chart:series>
          <chart:series chart:attached-axis="primary-y" chart:style-name="ch15" chart:values-cell-range-address="'Carbon-Cut'.A7:'Carbon-Cut'.A7" chart:class="chart:line">
            <chart:data-point/>
          </chart:series>
          <chart:series chart:attached-axis="primary-y" chart:style-name="ch16" chart:values-cell-range-address="'Carbon-Cut'.A8:'Carbon-Cut'.A8" chart:class="chart:line">
            <chart:data-point/>
          </chart:series>
          <chart:series chart:attached-axis="primary-y" chart:style-name="ch17" chart:values-cell-range-address="'Carbon-Cut'.A9:'Carbon-Cut'.A9" chart:class="chart:line">
            <chart:data-point/>
          </chart:series>
          <chart:series chart:attached-axis="primary-y" chart:style-name="ch18" chart:values-cell-range-address="'Carbon-Cut'.A10:'Carbon-Cut'.A10" chart:class="chart:line">
            <chart:data-point/>
          </chart:series>
          <chart:series chart:attached-axis="primary-y" chart:style-name="ch19" chart:values-cell-range-address="'Carbon-Cut'.A11:'Carbon-Cut'.A11" chart:class="chart:line">
            <chart:data-point/>
          </chart:series>
          <chart:series chart:attached-axis="primary-y" chart:style-name="ch20" chart:values-cell-range-address="'Carbon-Cut'.A12:'Carbon-Cut'.A12" chart:class="chart:line">
            <chart:data-point/>
          </chart:series>
          <chart:series chart:attached-axis="primary-y" chart:style-name="ch21" chart:values-cell-range-address="'Carbon-Cut'.A13:'Carbon-Cut'.A13" chart:class="chart:line">
            <chart:data-point/>
          </chart:series>
          <chart:series chart:attached-axis="primary-y" chart:style-name="ch10" chart:values-cell-range-address="'Carbon-Cut'.A14:'Carbon-Cut'.A14" chart:class="chart:line">
            <chart:data-point/>
          </chart:series>
          <chart:series chart:attached-axis="primary-y" chart:style-name="ch11" chart:values-cell-range-address="'Carbon-Cut'.A15:'Carbon-Cut'.A15" chart:class="chart:line">
            <chart:data-point/>
          </chart:series>
          <chart:series chart:attached-axis="primary-y" chart:style-name="ch12" chart:values-cell-range-address="'Carbon-Cut'.A16:'Carbon-Cut'.A16" chart:class="chart:line">
            <chart:data-point/>
          </chart:series>
          <chart:series chart:attached-axis="primary-y" chart:style-name="ch13" chart:values-cell-range-address="'Carbon-Cut'.A17:'Carbon-Cut'.A17" chart:class="chart:line">
            <chart:data-point/>
          </chart:series>
          <chart:series chart:attached-axis="primary-y" chart:style-name="ch14" chart:values-cell-range-address="'Carbon-Cut'.A18:'Carbon-Cut'.A18" chart:class="chart:line">
            <chart:data-point/>
          </chart:series>
          <chart:series chart:attached-axis="primary-y" chart:style-name="ch15" chart:values-cell-range-address="'Carbon-Cut'.A19:'Carbon-Cut'.A19" chart:class="chart:line">
            <chart:data-point/>
          </chart:series>
          <chart:series chart:attached-axis="primary-y" chart:style-name="ch16" chart:values-cell-range-address="'Carbon-Cut'.A20:'Carbon-Cut'.A20" chart:class="chart:line">
            <chart:data-point/>
          </chart:series>
          <chart:series chart:attached-axis="primary-y" chart:style-name="ch17" chart:values-cell-range-address="'Carbon-Cut'.A21:'Carbon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arbon-Cut'.A2:'Carbon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arbon-Cut'.A3:'Carbon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arbon-Cut'.A4:'Carbon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arbon-Cut'.A5:'Carbon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arbon-Cut'.A6:'Carbon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arbon-Cut'.A7:'Carbon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arbon-Cut'.A8:'Carbon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arbon-Cut'.A9:'Carbon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arbon-Cut'.A10:'Carbon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arbon-Cut'.A11:'Carbon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arbon-Cut'.A12:'Carbon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arbon-Cut'.A13:'Carbon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arbon-Cut'.A14:'Carbon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arbon-Cut'.A15:'Carbon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arbon-Cut'.A16:'Carbon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arbon-Cut'.A17:'Carbon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arbon-Cut'.A18:'Carbon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arbon-Cut'.A19:'Carbon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arbon-Cut'.A20:'Carbon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arbon-Cut'.A21:'Carbon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arbon-Cut'.H3:'Carbon-Cut'.I21 'Carbon-Cut'.H26:'Carbon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arbon-Cut'.H3:'Carbon-Cut'.H21" loext:label-string="weak" chart:class="chart:scatter">
            <chart:domain table:cell-range-address="'Carbon-Cut'.I3:'Carbon-Cut'.I21"/>
            <chart:data-point chart:repeated="19"/>
          </chart:series>
          <chart:series chart:style-name="ch10" chart:values-cell-range-address="'Carbon-Cut'.H26:'Carbon-Cut'.H44" loext:label-string="strong" chart:class="chart:scatter">
            <chart:domain table:cell-range-address="'Carbon-Cut'.I26:'Carbon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5931729155008">
                <text:p>0.205931729155008</text:p>
              </table:table-cell>
              <table:table-cell office:value-type="float" office:value="0.0916310323762981">
                <text:p>0.0916310323762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382352941176">
                <text:p>0.268382352941176</text:p>
              </table:table-cell>
              <table:table-cell office:value-type="float" office:value="0.119711042311661">
                <text:p>0.1197110423116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148471615720524">
                <text:p>0.148471615720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2236842105263">
                <text:p>0.3322368421052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235294117647">
                <text:p>0.348235294117647</text:p>
              </table:table-cell>
              <table:table-cell office:value-type="float" office:value="0.188365650969529">
                <text:p>0.1883656509695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165289256198">
                <text:p>0.380165289256198</text:p>
              </table:table-cell>
              <table:table-cell office:value-type="float" office:value="0.20327868852459">
                <text:p>0.203278688524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7553516819572">
                <text:p>0.397553516819572</text:p>
              </table:table-cell>
              <table:table-cell office:value-type="float" office:value="0.21978021978022">
                <text:p>0.219780219780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06849315069">
                <text:p>0.431506849315069</text:p>
              </table:table-cell>
              <table:table-cell office:value-type="float" office:value="0.247933884297521">
                <text:p>0.247933884297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256880733944954">
                <text:p>0.25688073394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265193370165746">
                <text:p>0.265193370165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273809523809524">
                <text:p>0.2738095238095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280254777070064">
                <text:p>0.2802547770700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446927374302">
                <text:p>0.480446927374302</text:p>
              </table:table-cell>
              <table:table-cell office:value-type="float" office:value="0.293706293706294">
                <text:p>0.2937062937062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27868852459016">
                <text:p>0.327868852459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7482517482518">
                <text:p>0.517482517482518</text:p>
              </table:table-cell>
              <table:table-cell office:value-type="float" office:value="0.330434782608696">
                <text:p>0.33043478260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083969465649">
                <text:p>0.519083969465649</text:p>
              </table:table-cell>
              <table:table-cell office:value-type="float" office:value="0.339622641509434">
                <text:p>0.3396226415094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40091563113">
                <text:p>0.120340091563113</text:p>
                <draw:g>
                  <svg:desc>'INFER-2-BASE'.I3:'INFER-2-BASE'.I21</svg:desc>
                </draw:g>
              </table:table-cell>
              <table:table-cell office:value-type="float" office:value="0.713178294573643">
                <text:p>0.713178294573643</text:p>
                <draw:g>
                  <svg:desc>'INFER-2-BASE'.H3:'INFER-2-BASE'.H21</svg:desc>
                </draw:g>
              </table:table-cell>
              <table:table-cell office:value-type="float" office:value="0.0490516677567037">
                <text:p>0.0490516677567037</text:p>
                <draw:g>
                  <svg:desc>'INFER-2-BASE'.I26:'INFER-2-BASE'.I44</svg:desc>
                </draw:g>
              </table:table-cell>
              <table:table-cell office:value-type="float" office:value="0.694444444444444">
                <text:p>0.69444444444444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85553047404">
                <text:p>0.164785553047404</text:p>
              </table:table-cell>
              <table:table-cell office:value-type="float" office:value="0.722772277227723">
                <text:p>0.722772277227723</text:p>
              </table:table-cell>
              <table:table-cell office:value-type="float" office:value="0.0654627539503386">
                <text:p>0.0654627539503386</text:p>
              </table:table-cell>
              <table:table-cell office:value-type="float" office:value="0.698795180722892">
                <text:p>0.69879518072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91860465116279">
                <text:p>0.69186046511627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006564551422">
                <text:p>0.221006564551422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0.0984682713347921">
                <text:p>0.0984682713347921</text:p>
              </table:table-cell>
              <table:table-cell office:value-type="float" office:value="0.661764705882353">
                <text:p>0.6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0.10958904109589">
                <text:p>0.10958904109589</text:p>
              </table:table-cell>
              <table:table-cell office:value-type="float" office:value="0.634920634920635">
                <text:p>0.6349206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22950819672">
                <text:p>0.24262295081967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11475409836066">
                <text:p>0.111475409836066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122529644268775">
                <text:p>0.122529644268775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479820627803">
                <text:p>0.291479820627803</text:p>
              </table:table-cell>
              <table:table-cell office:value-type="float" office:value="0.625">
                <text:p>0.625</text:p>
              </table:table-cell>
              <table:table-cell office:value-type="float" office:value="0.134529147982063">
                <text:p>0.1345291479820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260115606936">
                <text:p>0.335260115606936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161849710982659">
                <text:p>0.161849710982659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25">
                <text:p>0.625</text:p>
              </table:table-cell>
              <table:table-cell office:value-type="float" office:value="0.174242424242424">
                <text:p>0.174242424242424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723577235772">
                <text:p>0.35772357723577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">
                <text:p>0.41</text:p>
              </table:table-cell>
              <table:table-cell office:value-type="float" office:value="0.640625">
                <text:p>0.640625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arbon-Cut'.H3:'Carbon-Cut'.I21 'Carbon-Cut'.A1:'Carbon-Cut'.A1 'Carbon-Cut'.H26:'Carbon-Cut'.H44" chart:data-source-has-labels="row" svg:x="1.33cm" svg:y="0.179cm" svg:width="11.232cm" svg:height="7.659cm">
          <chartooo:coordinate-region svg:x="2.745cm" svg:y="0.179cm" svg:width="9.677cm" svg:height="6.106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arbon-Cut'.H3:'Carbon-Cut'.H21" chart:label-cell-address="'Carbon-Cut'.A1:'Carbon-Cut'.A1" chart:class="chart:scatter">
            <chart:domain table:cell-range-address="'Carbon-Cut'.I3:'Carbon-Cut'.I21"/>
            <chart:data-point chart:repeated="19"/>
          </chart:series>
          <chart:series chart:style-name="ch9" chart:values-cell-range-address="'Carbon-Cut'.H26:'Carbon-Cut'.H44" chart:label-cell-address="'Carbon-Cut'.A1:'Carbon-Cut'.A1" chart:class="chart:scatter">
            <chart:domain table:cell-range-address="'Carbon-Cut'.I26:'Carbon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5057208237986">
                <text:p>0.175057208237986</text:p>
              </table:table-cell>
              <table:table-cell office:value-type="float" office:value="0.072929542645241">
                <text:p>0.072929542645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8949858088931">
                <text:p>0.228949858088931</text:p>
              </table:table-cell>
              <table:table-cell office:value-type="float" office:value="0.0964360587002096">
                <text:p>0.0964360587002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91677675033">
                <text:p>0.25891677675033</text:p>
              </table:table-cell>
              <table:table-cell office:value-type="float" office:value="0.115898959881129">
                <text:p>0.115898959881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34188034188">
                <text:p>0.28034188034188</text:p>
              </table:table-cell>
              <table:table-cell office:value-type="float" office:value="0.132553606237817">
                <text:p>0.132553606237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060291060291">
                <text:p>0.291060291060291</text:p>
              </table:table-cell>
              <table:table-cell office:value-type="float" office:value="0.148325358851675">
                <text:p>0.1483253588516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825242718447">
                <text:p>0.305825242718447</text:p>
              </table:table-cell>
              <table:table-cell office:value-type="float" office:value="0.152974504249292">
                <text:p>0.152974504249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43342776204">
                <text:p>0.33994334277620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186567164179104">
                <text:p>0.186567164179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7323943661972">
                <text:p>0.387323943661972</text:p>
              </table:table-cell>
              <table:table-cell office:value-type="float" office:value="0.210970464135021">
                <text:p>0.2109704641350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625">
                <text:p>0.390625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5172413793104">
                <text:p>0.405172413793104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225988700564972">
                <text:p>0.2259887005649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7551020408163">
                <text:p>0.377551020408163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7849462365591">
                <text:p>0.397849462365591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269503546099291">
                <text:p>0.2695035460992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5172413793104">
                <text:p>0.4551724137931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300884955752212">
                <text:p>0.300884955752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07692307692308">
                <text:p>0.3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4-BASE'.J2:'INFER-4-BASE'.J21 'INFER-4-BASE'.J25:'INFER-4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4-BASE'.J2:'INFER-4-BASE'.J21" loext:label-string="weak" chart:class="chart:line">
            <chart:data-point chart:repeated="20"/>
          </chart:series>
          <chart:series chart:style-name="ch10" chart:values-cell-range-address="'INFER-4-BASE'.J25:'INFER-4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4-BASE'.J2:'INFER-4-BASE'.J21</svg:desc>
                </draw:g>
              </table:table-cell>
              <table:table-cell office:value-type="float" office:value="NaN">
                <text:p>NaN</text:p>
                <draw:g>
                  <svg:desc>'INFER-4-BASE'.J25:'INFER-4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30303030303">
                <text:p>0.23030303030303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978494623656">
                <text:p>0.413978494623656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042042042042">
                <text:p>0.42042042042042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1178451178451">
                <text:p>0.451178451178451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4-BASE'.H3:'INFER-4-BASE'.I21 'INFER-4-BASE'.H26:'INFER-4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4-BASE'.H3:'INFER-4-BASE'.H21" loext:label-string="weak" chart:class="chart:scatter">
            <chart:domain table:cell-range-address="'INFER-4-BASE'.I3:'INFER-4-BASE'.I21"/>
            <chart:data-point chart:repeated="19"/>
          </chart:series>
          <chart:series chart:style-name="ch10" chart:values-cell-range-address="'INFER-4-BASE'.H26:'INFER-4-BASE'.H44" loext:label-string="strong" chart:class="chart:scatter">
            <chart:domain table:cell-range-address="'INFER-4-BASE'.I26:'INFER-4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690647482014">
                <text:p>0.136690647482014</text:p>
                <draw:g>
                  <svg:desc>'INFER-4-BASE'.I3:'INFER-4-BASE'.I21</svg:desc>
                </draw:g>
              </table:table-cell>
              <table:table-cell office:value-type="float" office:value="0.730769230769231">
                <text:p>0.730769230769231</text:p>
                <draw:g>
                  <svg:desc>'INFER-4-BASE'.H3:'INFER-4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4-BASE'.I26:'INFER-4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4-BASE'.H26:'INFER-4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90134529148">
                <text:p>0.3139013452914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3589743589744">
                <text:p>0.343589743589744</text:p>
              </table:table-cell>
              <table:table-cell office:value-type="float" office:value="0.656862745098039">
                <text:p>0.65686274509803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03cm" style:legend-expansion="high" chart:style-name="ch2"/>
        <chart:plot-area chart:style-name="ch3" table:cell-range-address="'USER-COUNTS'.C1:'USER-COUNTS'.D21 'USER-COUNTS'.F1:'USER-COUNTS'.F21" chart:data-source-has-labels="row" svg:x="0.32cm" svg:y="0.18cm" svg:width="12.852cm" svg:height="8.64cm">
          <chartooo:coordinate-region svg:x="1.312cm" svg:y="0.379cm" svg:width="11.6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SER-COUNTS'.C2:'USER-COUNTS'.C21" chart:label-cell-address="'USER-COUNTS'.C1:'USER-COUNTS'.C1" chart:class="chart:line">
            <chart:data-point chart:repeated="20"/>
          </chart:series>
          <chart:series chart:style-name="ch7" chart:values-cell-range-address="'USER-COUNTS'.D2:'USER-COUNTS'.D21" chart:label-cell-address="'USER-COUNTS'.D1:'USER-COUNTS'.D1" chart:class="chart:line">
            <chart:data-point chart:repeated="20"/>
          </chart:series>
          <chart:series chart:style-name="ch8" chart:values-cell-range-address="'USER-COUNTS'.F2:'USER-COUNTS'.F21" chart:label-cell-address="'USER-COUNTS'.F1:'USER-COUNTS'.F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COUNTS'.C1:'USER-COUNTS'.C1</svg:desc>
                </draw:g>
              </table:table-cell>
              <table:table-cell office:value-type="string">
                <text:p>Greens</text:p>
                <draw:g>
                  <svg:desc>'USER-COUNTS'.D1:'USER-COUNTS'.D1</svg:desc>
                </draw:g>
              </table:table-cell>
              <table:table-cell office:value-type="string">
                <text:p>Deniers</text:p>
                <draw:g>
                  <svg:desc>'USER-COUNTS'.F1:'USER-COUNT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COUNTS'.C2:'USER-COUNTS'.C21</svg:desc>
                </draw:g>
              </table:table-cell>
              <table:table-cell office:value-type="float" office:value="NaN">
                <text:p>NaN</text:p>
                <draw:g>
                  <svg:desc>'USER-COUNTS'.D2:'USER-COUNTS'.D21</svg:desc>
                </draw:g>
              </table:table-cell>
              <table:table-cell office:value-type="float" office:value="NaN">
                <text:p>NaN</text:p>
                <draw:g>
                  <svg:desc>'USER-COUNTS'.F2:'USER-COUNTS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6">
                <text:p>2376</text:p>
              </table:table-cell>
              <table:table-cell office:value-type="float" office:value="1529">
                <text:p>15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7">
                <text:p>1347</text:p>
              </table:table-cell>
              <table:table-cell office:value-type="float" office:value="886">
                <text:p>8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7">
                <text:p>927</text:p>
              </table:table-cell>
              <table:table-cell office:value-type="float" office:value="612">
                <text:p>6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5">
                <text:p>705</text:p>
              </table:table-cell>
              <table:table-cell office:value-type="float" office:value="457">
                <text:p>4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">
                <text:p>561</text:p>
              </table:table-cell>
              <table:table-cell office:value-type="float" office:value="365">
                <text:p>3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305">
                <text:p>3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">
                <text:p>392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95">
                <text:p>1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1">
                <text:p>271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">
                <text:p>183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065402223676">
                <text:p>0.100065402223676</text:p>
                <draw:g>
                  <svg:desc>'INFER-1-BASE'.I3:'INFER-1-BASE'.I21</svg:desc>
                </draw:g>
              </table:table-cell>
              <table:table-cell office:value-type="float" office:value="0.698630136986301">
                <text:p>0.698630136986301</text:p>
                <draw:g>
                  <svg:desc>'INFER-1-BASE'.H3:'INFER-1-BASE'.H21</svg:desc>
                </draw:g>
              </table:table-cell>
              <table:table-cell office:value-type="float" office:value="0.0385873119686069">
                <text:p>0.0385873119686069</text:p>
                <draw:g>
                  <svg:desc>'INFER-1-BASE'.I26:'INFER-1-BASE'.I44</svg:desc>
                </draw:g>
              </table:table-cell>
              <table:table-cell office:value-type="float" office:value="0.662921348314607">
                <text:p>0.662921348314607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68848758465">
                <text:p>0.136568848758465</text:p>
              </table:table-cell>
              <table:table-cell office:value-type="float" office:value="0.707602339181287">
                <text:p>0.707602339181287</text:p>
              </table:table-cell>
              <table:table-cell office:value-type="float" office:value="0.0519187358916479">
                <text:p>0.0519187358916479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718954248">
                <text:p>0.160130718954248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639344262295082">
                <text:p>0.63934426229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640625">
                <text:p>0.640625</text:p>
              </table:table-cell>
              <table:table-cell office:value-type="float" office:value="0.074398249452954">
                <text:p>0.074398249452954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0849315068493151">
                <text:p>0.0849315068493151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0885245901639344">
                <text:p>0.088524590163934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6">
                <text:p>0.6</text:p>
              </table:table-cell>
              <table:table-cell office:value-type="float" office:value="0.102766798418972">
                <text:p>0.102766798418972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605381165919">
                <text:p>0.255605381165919</text:p>
              </table:table-cell>
              <table:table-cell office:value-type="float" office:value="0.6">
                <text:p>0.6</text:p>
              </table:table-cell>
              <table:table-cell office:value-type="float" office:value="0.112107623318386">
                <text:p>0.11210762331838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0.132947976878613">
                <text:p>0.13294797687861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141935483870968">
                <text:p>0.141935483870968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30303030303">
                <text:p>0.28030303030303</text:p>
              </table:table-cell>
              <table:table-cell office:value-type="float" office:value="0.578125">
                <text:p>0.5781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18">
                <text:p>0.1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550561797753">
                <text:p>0.35955056179775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191011235955056">
                <text:p>0.1910112359550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350799779371">
                <text:p>0.228350799779371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703504043127">
                <text:p>0.409703504043127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66265060241">
                <text:p>0.41566265060241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arbon-Cut'.J2:'Carbon-Cut'.J21 'Carbon-Cut'.J25:'Carbon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arbon-Cut'.J2:'Carbon-Cut'.J21" loext:label-string="weak" chart:class="chart:line">
            <chart:data-point chart:repeated="20"/>
          </chart:series>
          <chart:series chart:style-name="ch10" chart:values-cell-range-address="'Carbon-Cut'.J25:'Carbon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rbon-Cut'.J2:'Carbon-Cut'.J21</svg:desc>
                </draw:g>
              </table:table-cell>
              <table:table-cell office:value-type="float" office:value="NaN">
                <text:p>NaN</text:p>
                <draw:g>
                  <svg:desc>'Carbon-Cut'.J25:'Carbon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1841941505912">
                <text:p>0.072184194150591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516332982086">
                <text:p>0.0990516332982086</text:p>
              </table:table-cell>
              <table:table-cell office:value-type="float" office:value="0.0523446019629226">
                <text:p>0.052344601962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41529235382">
                <text:p>0.116941529235382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86749482401656">
                <text:p>0.078674948240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07560137457">
                <text:p>0.15807560137457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275862068966">
                <text:p>0.198275862068966</text:p>
              </table:table-cell>
              <table:table-cell office:value-type="float" office:value="0.130232558139535">
                <text:p>0.13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236714975845">
                <text:p>0.193236714975845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134502923977">
                <text:p>0.187134502923977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12765957446808">
                <text:p>0.212765957446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